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/>
      <table:table table:name="results_10000" table:style-name="ta1" table:print-ranges="results_10000.A1:results_10000.AO38">
        <table:table-column table:style-name="co1" table:default-cell-style-name="Default"/>
        <table:table-column table:style-name="co2" table:number-columns-repeated="36" table:default-cell-style-name="ce1"/>
        <table:table-column table:style-name="co1" table:number-columns-repeated="3" table:default-cell-style-name="ce1"/>
        <table:table-column table:style-name="co3" table:default-cell-style-name="ce1"/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002" calcext:value-type="float">
            <text:p>0.002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0.008" calcext:value-type="float">
            <text:p>0.008</text:p>
          </table:table-cell>
          <table:table-cell table:style-name="Default" office:value-type="float" office:value="0.016" calcext:value-type="float">
            <text:p>0.016</text:p>
          </table:table-cell>
          <table:table-cell table:style-name="Default" office:value-type="float" office:value="0.032" calcext:value-type="float">
            <text:p>0.032</text:p>
          </table:table-cell>
          <table:table-cell table:style-name="Default" office:value-type="float" office:value="0.064" calcext:value-type="float">
            <text:p>0.064</text:p>
          </table:table-cell>
          <table:table-cell table:style-name="Default" office:value-type="float" office:value="0.128" calcext:value-type="float">
            <text:p>0.128</text:p>
          </table:table-cell>
          <table:table-cell table:style-name="Default" office:value-type="float" office:value="0.256" calcext:value-type="float">
            <text:p>0.256</text:p>
          </table:table-cell>
          <table:table-cell table:style-name="Default" office:value-type="float" office:value="0.512" calcext:value-type="float">
            <text:p>0.512</text:p>
          </table:table-cell>
          <table:table-cell table:style-name="Default" office:value-type="float" office:value="1.024" calcext:value-type="float">
            <text:p>1.024</text:p>
          </table:table-cell>
          <table:table-cell table:style-name="Default" office:value-type="float" office:value="2.048" calcext:value-type="float">
            <text:p>2.048</text:p>
          </table:table-cell>
          <table:table-cell table:style-name="Default" office:value-type="float" office:value="4.096" calcext:value-type="float">
            <text:p>4.096</text:p>
          </table:table-cell>
          <table:table-cell table:style-name="Default" office:value-type="float" office:value="8.192" calcext:value-type="float">
            <text:p>8.192</text:p>
          </table:table-cell>
          <table:table-cell table:style-name="Default" office:value-type="float" office:value="16.384" calcext:value-type="float">
            <text:p>16.384</text:p>
          </table:table-cell>
          <table:table-cell table:style-name="Default" office:value-type="float" office:value="32.768" calcext:value-type="float">
            <text:p>32.768</text:p>
          </table:table-cell>
          <table:table-cell table:style-name="Default" office:value-type="float" office:value="65.536" calcext:value-type="float">
            <text:p>65.536</text:p>
          </table:table-cell>
          <table:table-cell table:style-name="Default" office:value-type="float" office:value="131.072" calcext:value-type="float">
            <text:p>131.072</text:p>
          </table:table-cell>
          <table:table-cell table:style-name="Default" office:value-type="float" office:value="262.144" calcext:value-type="float">
            <text:p>262.144</text:p>
          </table:table-cell>
          <table:table-cell table:style-name="Default" office:value-type="float" office:value="524.288" calcext:value-type="float">
            <text:p>524.288</text:p>
          </table:table-cell>
          <table:table-cell table:style-name="Default" office:value-type="float" office:value="1048.576" calcext:value-type="float">
            <text:p>1048.576</text:p>
          </table:table-cell>
          <table:table-cell table:style-name="Default" office:value-type="float" office:value="2097.152" calcext:value-type="float">
            <text:p>2097.152</text:p>
          </table:table-cell>
          <table:table-cell table:style-name="Default" office:value-type="float" office:value="4194.304" calcext:value-type="float">
            <text:p>4194.304</text:p>
          </table:table-cell>
          <table:table-cell table:style-name="Default" office:value-type="float" office:value="8388.608" calcext:value-type="float">
            <text:p>8388.608</text:p>
          </table:table-cell>
          <table:table-cell table:style-name="Default" office:value-type="float" office:value="16777.216" calcext:value-type="float">
            <text:p>16777.216</text:p>
          </table:table-cell>
          <table:table-cell table:style-name="Default" office:value-type="float" office:value="33554.432" calcext:value-type="float">
            <text:p>33554.432</text:p>
          </table:table-cell>
          <table:table-cell table:style-name="Default" office:value-type="float" office:value="67108.864" calcext:value-type="float">
            <text:p>67108.864</text:p>
          </table:table-cell>
          <table:table-cell table:style-name="Default" office:value-type="float" office:value="134217.728" calcext:value-type="float">
            <text:p>134217.728</text:p>
          </table:table-cell>
          <table:table-cell table:style-name="Default" office:value-type="float" office:value="268435.456" calcext:value-type="float">
            <text:p>268435.456</text:p>
          </table:table-cell>
          <table:table-cell table:style-name="Default" office:value-type="float" office:value="536870.912" calcext:value-type="float">
            <text:p>536870.912</text:p>
          </table:table-cell>
          <table:table-cell table:style-name="Default" office:value-type="float" office:value="1073741.824" calcext:value-type="float">
            <text:p>1073741.824</text:p>
          </table:table-cell>
          <table:table-cell table:style-name="Default" office:value-type="float" office:value="2147483.648" calcext:value-type="float">
            <text:p>2147483.648</text:p>
          </table:table-cell>
          <table:table-cell table:style-name="Default" office:value-type="float" office:value="4294967.296" calcext:value-type="float">
            <text:p>4294967.296</text:p>
          </table:table-cell>
          <table:table-cell table:style-name="Default" office:value-type="float" office:value="8589934.592" calcext:value-type="float">
            <text:p>8589934.592</text:p>
          </table:table-cell>
          <table:table-cell table:style-name="Default" office:value-type="float" office:value="17179869.184" calcext:value-type="float">
            <text:p>17179869.184</text:p>
          </table:table-cell>
          <table:table-cell table:style-name="Default" office:value-type="float" office:value="34359738.368" calcext:value-type="float">
            <text:p>34359738.368</text:p>
          </table:table-cell>
          <table:table-cell table:style-name="Default" office:value-type="float" office:value="68719476.736" calcext:value-type="float">
            <text:p>68719476.736</text:p>
          </table:table-cell>
          <table:table-cell table:style-name="Default" office:value-type="float" office:value="137438953.472" calcext:value-type="float">
            <text:p>137438953.472</text:p>
          </table:table-cell>
          <table:table-cell table:style-name="Default" office:value-type="float" office:value="274877906.944" calcext:value-type="float">
            <text:p>274877906.944</text:p>
          </table:table-cell>
          <table:table-cell table:style-name="Default" office:value-type="float" office:value="549755813.888" calcext:value-type="float">
            <text:p>549755813.888</text:p>
          </table:table-cell>
          <table:table-cell table:style-name="Default" office:value-type="float" office:value="1099511627.776" calcext:value-type="float">
            <text:p>1099511627.776</text:p>
          </table:table-cell>
        </table:table-row>
        <table:table-row table:style-name="ro1">
          <table:table-cell office:value-type="float" office:value="0.00000002" calcext:value-type="float">
            <text:p>0.00000002</text:p>
          </table:table-cell>
          <table:table-cell office:value-type="float" office:value="0.836927394764531" calcext:value-type="float">
            <text:p>0.8369273948</text:p>
          </table:table-cell>
          <table:table-cell office:value-type="float" office:value="0.826390615374748" calcext:value-type="float">
            <text:p>0.8263906154</text:p>
          </table:table-cell>
          <table:table-cell office:value-type="float" office:value="0.765238122217799" calcext:value-type="float">
            <text:p>0.7652381222</text:p>
          </table:table-cell>
          <table:table-cell office:value-type="float" office:value="0.186767735072644" calcext:value-type="float">
            <text:p>0.1867677351</text:p>
          </table:table-cell>
          <table:table-cell office:value-type="float" office:value="0.207874054558192" calcext:value-type="float">
            <text:p>0.2078740546</text:p>
          </table:table-cell>
          <table:table-cell office:value-type="float" office:value="0.550853743814348" calcext:value-type="float">
            <text:p>0.5508537438</text:p>
          </table:table-cell>
          <table:table-cell office:value-type="float" office:value="0.650085177488745" calcext:value-type="float">
            <text:p>0.6500851775</text:p>
          </table:table-cell>
          <table:table-cell office:value-type="float" office:value="0.813263888373312" calcext:value-type="float">
            <text:p>0.8132638884</text:p>
          </table:table-cell>
          <table:table-cell office:value-type="float" office:value="0.850148220245284" calcext:value-type="float">
            <text:p>0.8501482202</text:p>
          </table:table-cell>
          <table:table-cell office:value-type="float" office:value="0.886884347875548" calcext:value-type="float">
            <text:p>0.8868843479</text:p>
          </table:table-cell>
          <table:table-cell office:value-type="float" office:value="0.90536899243199" calcext:value-type="float">
            <text:p>0.9053689924</text:p>
          </table:table-cell>
          <table:table-cell office:value-type="float" office:value="0.912398534272139" calcext:value-type="float">
            <text:p>0.9123985343</text:p>
          </table:table-cell>
          <table:table-cell office:value-type="float" office:value="0.911951014174307" calcext:value-type="float">
            <text:p>0.9119510142</text:p>
          </table:table-cell>
          <table:table-cell office:value-type="float" office:value="0.913738979778486" calcext:value-type="float">
            <text:p>0.9137389798</text:p>
          </table:table-cell>
          <table:table-cell office:value-type="float" office:value="0.913685333899175" calcext:value-type="float">
            <text:p>0.9136853339</text:p>
          </table:table-cell>
          <table:table-cell office:value-type="float" office:value="0.913855728164059" calcext:value-type="float">
            <text:p>0.9138557282</text:p>
          </table:table-cell>
          <table:table-cell office:value-type="float" office:value="0.913926396998376" calcext:value-type="float">
            <text:p>0.913926397</text:p>
          </table:table-cell>
          <table:table-cell office:value-type="float" office:value="0.924815797141688" calcext:value-type="float">
            <text:p>0.9248157971</text:p>
          </table:table-cell>
          <table:table-cell office:value-type="float" office:value="0.933104732200002" calcext:value-type="float">
            <text:p>0.9331047322</text:p>
          </table:table-cell>
          <table:table-cell office:value-type="float" office:value="0.934796744300918" calcext:value-type="float">
            <text:p>0.9347967443</text:p>
          </table:table-cell>
          <table:table-cell office:value-type="float" office:value="0.935576480493117" calcext:value-type="float">
            <text:p>0.9355764805</text:p>
          </table:table-cell>
          <table:table-cell office:value-type="float" office:value="0.93552787223672" calcext:value-type="float">
            <text:p>0.9355278722</text:p>
          </table:table-cell>
          <table:table-cell office:value-type="float" office:value="0.934573891914872" calcext:value-type="float">
            <text:p>0.9345738919</text:p>
          </table:table-cell>
          <table:table-cell office:value-type="float" office:value="0.933051392249626" calcext:value-type="float">
            <text:p>0.9330513922</text:p>
          </table:table-cell>
          <table:table-cell office:value-type="float" office:value="0.932204373217444" calcext:value-type="float">
            <text:p>0.9322043732</text:p>
          </table:table-cell>
          <table:table-cell office:value-type="float" office:value="0.934276862916431" calcext:value-type="float">
            <text:p>0.9342768629</text:p>
          </table:table-cell>
          <table:table-cell office:value-type="float" office:value="0.935638679096752" calcext:value-type="float">
            <text:p>0.9356386791</text:p>
          </table:table-cell>
          <table:table-cell office:value-type="float" office:value="0.935222582894839" calcext:value-type="float">
            <text:p>0.9352225829</text:p>
          </table:table-cell>
          <table:table-cell office:value-type="float" office:value="0.935469007013747" calcext:value-type="float">
            <text:p>0.935469007</text:p>
          </table:table-cell>
          <table:table-cell office:value-type="float" office:value="0.936512419052887" calcext:value-type="float">
            <text:p>0.9365124191</text:p>
          </table:table-cell>
          <table:table-cell office:value-type="float" office:value="0.935767601105509" calcext:value-type="float">
            <text:p>0.9357676011</text:p>
          </table:table-cell>
          <table:table-cell office:value-type="float" office:value="0.939529504340851" calcext:value-type="float">
            <text:p>0.9395295043</text:p>
          </table:table-cell>
          <table:table-cell office:value-type="float" office:value="0.936816964772229" calcext:value-type="float">
            <text:p>0.9368169648</text:p>
          </table:table-cell>
          <table:table-cell office:value-type="float" office:value="0.935307125981186" calcext:value-type="float">
            <text:p>0.935307126</text:p>
          </table:table-cell>
          <table:table-cell office:value-type="float" office:value="0.931865366426398" calcext:value-type="float">
            <text:p>0.9318653664</text:p>
          </table:table-cell>
          <table:table-cell office:value-type="float" office:value="0.932010766473048" calcext:value-type="float">
            <text:p>0.9320107665</text:p>
          </table:table-cell>
          <table:table-cell office:value-type="float" office:value="0.927135965676451" calcext:value-type="float">
            <text:p>0.9271359657</text:p>
          </table:table-cell>
          <table:table-cell office:value-type="float" office:value="0.929086615870069" calcext:value-type="float">
            <text:p>0.9290866159</text:p>
          </table:table-cell>
          <table:table-cell office:value-type="float" office:value="0.932217904004489" calcext:value-type="float">
            <text:p>0.932217904</text:p>
          </table:table-cell>
          <table:table-cell office:value-type="float" office:value="0.924698609495898" calcext:value-type="float">
            <text:p>0.9246986095</text:p>
          </table:table-cell>
        </table:table-row>
        <table:table-row table:style-name="ro1">
          <table:table-cell office:value-type="float" office:value="0.00000004" calcext:value-type="float">
            <text:p>0.00000004</text:p>
          </table:table-cell>
          <table:table-cell office:value-type="float" office:value="0.184541242630131" calcext:value-type="float">
            <text:p>0.1845412426</text:p>
          </table:table-cell>
          <table:table-cell office:value-type="float" office:value="0.449253815627688" calcext:value-type="float">
            <text:p>0.4492538156</text:p>
          </table:table-cell>
          <table:table-cell office:value-type="float" office:value="0.190437520848899" calcext:value-type="float">
            <text:p>0.1904375208</text:p>
          </table:table-cell>
          <table:table-cell office:value-type="float" office:value="0.248486825939798" calcext:value-type="float">
            <text:p>0.2484868259</text:p>
          </table:table-cell>
          <table:table-cell office:value-type="float" office:value="0.509700250161609" calcext:value-type="float">
            <text:p>0.5097002502</text:p>
          </table:table-cell>
          <table:table-cell office:value-type="float" office:value="0.687995676683804" calcext:value-type="float">
            <text:p>0.6879956767</text:p>
          </table:table-cell>
          <table:table-cell office:value-type="float" office:value="0.847396840225183" calcext:value-type="float">
            <text:p>0.8473968402</text:p>
          </table:table-cell>
          <table:table-cell office:value-type="float" office:value="0.857973486033705" calcext:value-type="float">
            <text:p>0.857973486</text:p>
          </table:table-cell>
          <table:table-cell office:value-type="float" office:value="0.860296993966868" calcext:value-type="float">
            <text:p>0.860296994</text:p>
          </table:table-cell>
          <table:table-cell office:value-type="float" office:value="0.906982252062904" calcext:value-type="float">
            <text:p>0.9069822521</text:p>
          </table:table-cell>
          <table:table-cell office:value-type="float" office:value="0.906943661718445" calcext:value-type="float">
            <text:p>0.9069436617</text:p>
          </table:table-cell>
          <table:table-cell office:value-type="float" office:value="0.913922258631435" calcext:value-type="float">
            <text:p>0.9139222586</text:p>
          </table:table-cell>
          <table:table-cell office:value-type="float" office:value="0.913433837850961" calcext:value-type="float">
            <text:p>0.9134338379</text:p>
          </table:table-cell>
          <table:table-cell office:value-type="float" office:value="0.913392141662329" calcext:value-type="float">
            <text:p>0.9133921417</text:p>
          </table:table-cell>
          <table:table-cell office:value-type="float" office:value="0.913531910174511" calcext:value-type="float">
            <text:p>0.9135319102</text:p>
          </table:table-cell>
          <table:table-cell office:value-type="float" office:value="0.913569478852648" calcext:value-type="float">
            <text:p>0.9135694789</text:p>
          </table:table-cell>
          <table:table-cell office:value-type="float" office:value="0.924717862675081" calcext:value-type="float">
            <text:p>0.9247178627</text:p>
          </table:table-cell>
          <table:table-cell office:value-type="float" office:value="0.933053554082959" calcext:value-type="float">
            <text:p>0.9330535541</text:p>
          </table:table-cell>
          <table:table-cell office:value-type="float" office:value="0.935056435878917" calcext:value-type="float">
            <text:p>0.9350564359</text:p>
          </table:table-cell>
          <table:table-cell office:value-type="float" office:value="0.93537221717948" calcext:value-type="float">
            <text:p>0.9353722172</text:p>
          </table:table-cell>
          <table:table-cell office:value-type="float" office:value="0.935074051110552" calcext:value-type="float">
            <text:p>0.9350740511</text:p>
          </table:table-cell>
          <table:table-cell office:value-type="float" office:value="0.933777249575687" calcext:value-type="float">
            <text:p>0.9337772496</text:p>
          </table:table-cell>
          <table:table-cell office:value-type="float" office:value="0.932848372839047" calcext:value-type="float">
            <text:p>0.9328483728</text:p>
          </table:table-cell>
          <table:table-cell office:value-type="float" office:value="0.93170867911219" calcext:value-type="float">
            <text:p>0.9317086791</text:p>
          </table:table-cell>
          <table:table-cell office:value-type="float" office:value="0.934810388033881" calcext:value-type="float">
            <text:p>0.934810388</text:p>
          </table:table-cell>
          <table:table-cell office:value-type="float" office:value="0.936783566666729" calcext:value-type="float">
            <text:p>0.9367835667</text:p>
          </table:table-cell>
          <table:table-cell office:value-type="float" office:value="0.939797516109677" calcext:value-type="float">
            <text:p>0.9397975161</text:p>
          </table:table-cell>
          <table:table-cell office:value-type="float" office:value="0.936644382159199" calcext:value-type="float">
            <text:p>0.9366443822</text:p>
          </table:table-cell>
          <table:table-cell office:value-type="float" office:value="0.936144671810174" calcext:value-type="float">
            <text:p>0.9361446718</text:p>
          </table:table-cell>
          <table:table-cell office:value-type="float" office:value="0.934163699606618" calcext:value-type="float">
            <text:p>0.9341636996</text:p>
          </table:table-cell>
          <table:table-cell office:value-type="float" office:value="0.932431092188974" calcext:value-type="float">
            <text:p>0.9324310922</text:p>
          </table:table-cell>
          <table:table-cell office:value-type="float" office:value="0.928470105782477" calcext:value-type="float">
            <text:p>0.9284701058</text:p>
          </table:table-cell>
          <table:table-cell office:value-type="float" office:value="0.928176038693163" calcext:value-type="float">
            <text:p>0.9281760387</text:p>
          </table:table-cell>
          <table:table-cell office:value-type="float" office:value="0.926167782682857" calcext:value-type="float">
            <text:p>0.9261677827</text:p>
          </table:table-cell>
          <table:table-cell office:value-type="float" office:value="0.91989039699739" calcext:value-type="float">
            <text:p>0.919890397</text:p>
          </table:table-cell>
          <table:table-cell office:value-type="float" office:value="0.927159902322557" calcext:value-type="float">
            <text:p>0.9271599023</text:p>
          </table:table-cell>
          <table:table-cell office:value-type="float" office:value="0.934613926240323" calcext:value-type="float">
            <text:p>0.9346139262</text:p>
          </table:table-cell>
          <table:table-cell office:value-type="float" office:value="0.925949953982944" calcext:value-type="float">
            <text:p>0.925949954</text:p>
          </table:table-cell>
          <table:table-cell office:value-type="float" office:value="0.927847124338469" calcext:value-type="float">
            <text:p>0.9278471243</text:p>
          </table:table-cell>
          <table:table-cell office:value-type="float" office:value="0.928174447659391" calcext:value-type="float">
            <text:p>0.9281744477</text:p>
          </table:table-cell>
        </table:table-row>
        <table:table-row table:style-name="ro1">
          <table:table-cell office:value-type="float" office:value="0.00000008" calcext:value-type="float">
            <text:p>0.00000008</text:p>
          </table:table-cell>
          <table:table-cell office:value-type="float" office:value="0.157712885328062" calcext:value-type="float">
            <text:p>0.1577128853</text:p>
          </table:table-cell>
          <table:table-cell office:value-type="float" office:value="0.148499149916335" calcext:value-type="float">
            <text:p>0.1484991499</text:p>
          </table:table-cell>
          <table:table-cell office:value-type="float" office:value="0.318149356114325" calcext:value-type="float">
            <text:p>0.3181493561</text:p>
          </table:table-cell>
          <table:table-cell office:value-type="float" office:value="0.535615667084588" calcext:value-type="float">
            <text:p>0.5356156671</text:p>
          </table:table-cell>
          <table:table-cell office:value-type="float" office:value="0.836213104982313" calcext:value-type="float">
            <text:p>0.836213105</text:p>
          </table:table-cell>
          <table:table-cell office:value-type="float" office:value="0.796230940039015" calcext:value-type="float">
            <text:p>0.79623094</text:p>
          </table:table-cell>
          <table:table-cell office:value-type="float" office:value="0.847914363622134" calcext:value-type="float">
            <text:p>0.8479143636</text:p>
          </table:table-cell>
          <table:table-cell office:value-type="float" office:value="0.890559309967711" calcext:value-type="float">
            <text:p>0.89055931</text:p>
          </table:table-cell>
          <table:table-cell office:value-type="float" office:value="0.888598987090281" calcext:value-type="float">
            <text:p>0.8885989871</text:p>
          </table:table-cell>
          <table:table-cell office:value-type="float" office:value="0.910747436921179" calcext:value-type="float">
            <text:p>0.9107474369</text:p>
          </table:table-cell>
          <table:table-cell office:value-type="float" office:value="0.913371108020704" calcext:value-type="float">
            <text:p>0.913371108</text:p>
          </table:table-cell>
          <table:table-cell office:value-type="float" office:value="0.912889274223831" calcext:value-type="float">
            <text:p>0.9128892742</text:p>
          </table:table-cell>
          <table:table-cell office:value-type="float" office:value="0.913146059130755" calcext:value-type="float">
            <text:p>0.9131460591</text:p>
          </table:table-cell>
          <table:table-cell office:value-type="float" office:value="0.913346577082673" calcext:value-type="float">
            <text:p>0.9133465771</text:p>
          </table:table-cell>
          <table:table-cell office:value-type="float" office:value="0.9131859840557" calcext:value-type="float">
            <text:p>0.9131859841</text:p>
          </table:table-cell>
          <table:table-cell office:value-type="float" office:value="0.924523971963227" calcext:value-type="float">
            <text:p>0.924523972</text:p>
          </table:table-cell>
          <table:table-cell office:value-type="float" office:value="0.93300357795806" calcext:value-type="float">
            <text:p>0.933003578</text:p>
          </table:table-cell>
          <table:table-cell office:value-type="float" office:value="0.934953686365068" calcext:value-type="float">
            <text:p>0.9349536864</text:p>
          </table:table-cell>
          <table:table-cell office:value-type="float" office:value="0.935725925929338" calcext:value-type="float">
            <text:p>0.9357259259</text:p>
          </table:table-cell>
          <table:table-cell office:value-type="float" office:value="0.935102768094094" calcext:value-type="float">
            <text:p>0.9351027681</text:p>
          </table:table-cell>
          <table:table-cell office:value-type="float" office:value="0.93342695618299" calcext:value-type="float">
            <text:p>0.9334269562</text:p>
          </table:table-cell>
          <table:table-cell office:value-type="float" office:value="0.932446406551436" calcext:value-type="float">
            <text:p>0.9324464066</text:p>
          </table:table-cell>
          <table:table-cell office:value-type="float" office:value="0.930711203272031" calcext:value-type="float">
            <text:p>0.9307112033</text:p>
          </table:table-cell>
          <table:table-cell office:value-type="float" office:value="0.934684040022826" calcext:value-type="float">
            <text:p>0.93468404</text:p>
          </table:table-cell>
          <table:table-cell office:value-type="float" office:value="0.93619596139377" calcext:value-type="float">
            <text:p>0.9361959614</text:p>
          </table:table-cell>
          <table:table-cell office:value-type="float" office:value="0.936891428087458" calcext:value-type="float">
            <text:p>0.9368914281</text:p>
          </table:table-cell>
          <table:table-cell office:value-type="float" office:value="0.937579110371164" calcext:value-type="float">
            <text:p>0.9375791104</text:p>
          </table:table-cell>
          <table:table-cell office:value-type="float" office:value="0.937306344120537" calcext:value-type="float">
            <text:p>0.9373063441</text:p>
          </table:table-cell>
          <table:table-cell office:value-type="float" office:value="0.93402526586624" calcext:value-type="float">
            <text:p>0.9340252659</text:p>
          </table:table-cell>
          <table:table-cell office:value-type="float" office:value="0.928096551622873" calcext:value-type="float">
            <text:p>0.9280965516</text:p>
          </table:table-cell>
          <table:table-cell office:value-type="float" office:value="0.931505291703967" calcext:value-type="float">
            <text:p>0.9315052917</text:p>
          </table:table-cell>
          <table:table-cell office:value-type="float" office:value="0.926756423488289" calcext:value-type="float">
            <text:p>0.9267564235</text:p>
          </table:table-cell>
          <table:table-cell office:value-type="float" office:value="0.931223785008704" calcext:value-type="float">
            <text:p>0.931223785</text:p>
          </table:table-cell>
          <table:table-cell office:value-type="float" office:value="0.918310546237474" calcext:value-type="float">
            <text:p>0.9183105462</text:p>
          </table:table-cell>
          <table:table-cell office:value-type="float" office:value="0.927009948979611" calcext:value-type="float">
            <text:p>0.927009949</text:p>
          </table:table-cell>
          <table:table-cell office:value-type="float" office:value="0.930598382988654" calcext:value-type="float">
            <text:p>0.930598383</text:p>
          </table:table-cell>
          <table:table-cell office:value-type="float" office:value="0.93178940369056" calcext:value-type="float">
            <text:p>0.9317894037</text:p>
          </table:table-cell>
          <table:table-cell office:value-type="float" office:value="0.932009138813062" calcext:value-type="float">
            <text:p>0.9320091388</text:p>
          </table:table-cell>
          <table:table-cell office:value-type="float" office:value="0.932397537746074" calcext:value-type="float">
            <text:p>0.9323975377</text:p>
          </table:table-cell>
          <table:table-cell office:value-type="float" office:value="0.925647881454177" calcext:value-type="float">
            <text:p>0.9256478815</text:p>
          </table:table-cell>
        </table:table-row>
        <table:table-row table:style-name="ro1">
          <table:table-cell office:value-type="float" office:value="0.00000016" calcext:value-type="float">
            <text:p>0.00000016</text:p>
          </table:table-cell>
          <table:table-cell office:value-type="float" office:value="0.32140197071795" calcext:value-type="float">
            <text:p>0.3214019707</text:p>
          </table:table-cell>
          <table:table-cell office:value-type="float" office:value="0.513611953280746" calcext:value-type="float">
            <text:p>0.5136119533</text:p>
          </table:table-cell>
          <table:table-cell office:value-type="float" office:value="0.796668151774" calcext:value-type="float">
            <text:p>0.7966681518</text:p>
          </table:table-cell>
          <table:table-cell office:value-type="float" office:value="0.84436932395933" calcext:value-type="float">
            <text:p>0.844369324</text:p>
          </table:table-cell>
          <table:table-cell office:value-type="float" office:value="0.847495605777339" calcext:value-type="float">
            <text:p>0.8474956058</text:p>
          </table:table-cell>
          <table:table-cell office:value-type="float" office:value="0.859092815362621" calcext:value-type="float">
            <text:p>0.8590928154</text:p>
          </table:table-cell>
          <table:table-cell office:value-type="float" office:value="0.869503831137513" calcext:value-type="float">
            <text:p>0.8695038311</text:p>
          </table:table-cell>
          <table:table-cell office:value-type="float" office:value="0.898007462796448" calcext:value-type="float">
            <text:p>0.8980074628</text:p>
          </table:table-cell>
          <table:table-cell office:value-type="float" office:value="0.90546648039565" calcext:value-type="float">
            <text:p>0.9054664804</text:p>
          </table:table-cell>
          <table:table-cell office:value-type="float" office:value="0.909636636162455" calcext:value-type="float">
            <text:p>0.9096366362</text:p>
          </table:table-cell>
          <table:table-cell office:value-type="float" office:value="0.912302409743129" calcext:value-type="float">
            <text:p>0.9123024097</text:p>
          </table:table-cell>
          <table:table-cell office:value-type="float" office:value="0.912968495303374" calcext:value-type="float">
            <text:p>0.9129684953</text:p>
          </table:table-cell>
          <table:table-cell office:value-type="float" office:value="0.913413596635015" calcext:value-type="float">
            <text:p>0.9134135966</text:p>
          </table:table-cell>
          <table:table-cell office:value-type="float" office:value="0.913408823141936" calcext:value-type="float">
            <text:p>0.9134088231</text:p>
          </table:table-cell>
          <table:table-cell office:value-type="float" office:value="0.925016975428938" calcext:value-type="float">
            <text:p>0.9250169754</text:p>
          </table:table-cell>
          <table:table-cell office:value-type="float" office:value="0.932984087044422" calcext:value-type="float">
            <text:p>0.932984087</text:p>
          </table:table-cell>
          <table:table-cell office:value-type="float" office:value="0.935224142880307" calcext:value-type="float">
            <text:p>0.9352241429</text:p>
          </table:table-cell>
          <table:table-cell office:value-type="float" office:value="0.93588836689117" calcext:value-type="float">
            <text:p>0.9358883669</text:p>
          </table:table-cell>
          <table:table-cell office:value-type="float" office:value="0.935383148774708" calcext:value-type="float">
            <text:p>0.9353831488</text:p>
          </table:table-cell>
          <table:table-cell office:value-type="float" office:value="0.933905230807132" calcext:value-type="float">
            <text:p>0.9339052308</text:p>
          </table:table-cell>
          <table:table-cell office:value-type="float" office:value="0.933093674381615" calcext:value-type="float">
            <text:p>0.9330936744</text:p>
          </table:table-cell>
          <table:table-cell office:value-type="float" office:value="0.932267737766075" calcext:value-type="float">
            <text:p>0.9322677378</text:p>
          </table:table-cell>
          <table:table-cell office:value-type="float" office:value="0.934990149345876" calcext:value-type="float">
            <text:p>0.9349901493</text:p>
          </table:table-cell>
          <table:table-cell office:value-type="float" office:value="0.934979730428761" calcext:value-type="float">
            <text:p>0.9349797304</text:p>
          </table:table-cell>
          <table:table-cell office:value-type="float" office:value="0.934798720526348" calcext:value-type="float">
            <text:p>0.9347987205</text:p>
          </table:table-cell>
          <table:table-cell office:value-type="float" office:value="0.93378574773478" calcext:value-type="float">
            <text:p>0.9337857477</text:p>
          </table:table-cell>
          <table:table-cell office:value-type="float" office:value="0.936675194622133" calcext:value-type="float">
            <text:p>0.9366751946</text:p>
          </table:table-cell>
          <table:table-cell office:value-type="float" office:value="0.933685217462514" calcext:value-type="float">
            <text:p>0.9336852175</text:p>
          </table:table-cell>
          <table:table-cell office:value-type="float" office:value="0.933849204557718" calcext:value-type="float">
            <text:p>0.9338492046</text:p>
          </table:table-cell>
          <table:table-cell office:value-type="float" office:value="0.933518453652651" calcext:value-type="float">
            <text:p>0.9335184537</text:p>
          </table:table-cell>
          <table:table-cell office:value-type="float" office:value="0.924765223758865" calcext:value-type="float">
            <text:p>0.9247652238</text:p>
          </table:table-cell>
          <table:table-cell office:value-type="float" office:value="0.921241452883829" calcext:value-type="float">
            <text:p>0.9212414529</text:p>
          </table:table-cell>
          <table:table-cell office:value-type="float" office:value="0.933848195251097" calcext:value-type="float">
            <text:p>0.9338481953</text:p>
          </table:table-cell>
          <table:table-cell office:value-type="float" office:value="0.934089878272076" calcext:value-type="float">
            <text:p>0.9340898783</text:p>
          </table:table-cell>
          <table:table-cell office:value-type="float" office:value="0.932585983798162" calcext:value-type="float">
            <text:p>0.9325859838</text:p>
          </table:table-cell>
          <table:table-cell office:value-type="float" office:value="0.929777960254009" calcext:value-type="float">
            <text:p>0.9297779603</text:p>
          </table:table-cell>
          <table:table-cell office:value-type="float" office:value="0.930947622985493" calcext:value-type="float">
            <text:p>0.930947623</text:p>
          </table:table-cell>
          <table:table-cell office:value-type="float" office:value="0.924116486739429" calcext:value-type="float">
            <text:p>0.9241164867</text:p>
          </table:table-cell>
          <table:table-cell office:value-type="float" office:value="0.929426607221485" calcext:value-type="float">
            <text:p>0.9294266072</text:p>
          </table:table-cell>
          <table:table-cell office:value-type="float" office:value="0.923009504170844" calcext:value-type="float">
            <text:p>0.9230095042</text:p>
          </table:table-cell>
        </table:table-row>
        <table:table-row table:style-name="ro1">
          <table:table-cell office:value-type="float" office:value="0.00000032" calcext:value-type="float">
            <text:p>0.00000032</text:p>
          </table:table-cell>
          <table:table-cell table:number-columns-repeated="3" office:value-type="float" office:value="0.838680590093769" calcext:value-type="float">
            <text:p>0.8386805901</text:p>
          </table:table-cell>
          <table:table-cell office:value-type="float" office:value="0.83979249171665" calcext:value-type="float">
            <text:p>0.8397924917</text:p>
          </table:table-cell>
          <table:table-cell office:value-type="float" office:value="0.894365624533549" calcext:value-type="float">
            <text:p>0.8943656245</text:p>
          </table:table-cell>
          <table:table-cell office:value-type="float" office:value="0.881409361111027" calcext:value-type="float">
            <text:p>0.8814093611</text:p>
          </table:table-cell>
          <table:table-cell office:value-type="float" office:value="0.899973485169941" calcext:value-type="float">
            <text:p>0.8999734852</text:p>
          </table:table-cell>
          <table:table-cell office:value-type="float" office:value="0.899933926530226" calcext:value-type="float">
            <text:p>0.8999339265</text:p>
          </table:table-cell>
          <table:table-cell office:value-type="float" office:value="0.911906475682924" calcext:value-type="float">
            <text:p>0.9119064757</text:p>
          </table:table-cell>
          <table:table-cell office:value-type="float" office:value="0.912908041948087" calcext:value-type="float">
            <text:p>0.9129080419</text:p>
          </table:table-cell>
          <table:table-cell office:value-type="float" office:value="0.913315327448833" calcext:value-type="float">
            <text:p>0.9133153274</text:p>
          </table:table-cell>
          <table:table-cell office:value-type="float" office:value="0.913143333739774" calcext:value-type="float">
            <text:p>0.9131433337</text:p>
          </table:table-cell>
          <table:table-cell office:value-type="float" office:value="0.913979578458725" calcext:value-type="float">
            <text:p>0.9139795785</text:p>
          </table:table-cell>
          <table:table-cell office:value-type="float" office:value="0.924013580440913" calcext:value-type="float">
            <text:p>0.9240135804</text:p>
          </table:table-cell>
          <table:table-cell office:value-type="float" office:value="0.933006533907128" calcext:value-type="float">
            <text:p>0.9330065339</text:p>
          </table:table-cell>
          <table:table-cell office:value-type="float" office:value="0.935548713467272" calcext:value-type="float">
            <text:p>0.9355487135</text:p>
          </table:table-cell>
          <table:table-cell office:value-type="float" office:value="0.935464269561808" calcext:value-type="float">
            <text:p>0.9354642696</text:p>
          </table:table-cell>
          <table:table-cell office:value-type="float" office:value="0.935759747416825" calcext:value-type="float">
            <text:p>0.9357597474</text:p>
          </table:table-cell>
          <table:table-cell office:value-type="float" office:value="0.934615888953871" calcext:value-type="float">
            <text:p>0.934615889</text:p>
          </table:table-cell>
          <table:table-cell office:value-type="float" office:value="0.931539236188735" calcext:value-type="float">
            <text:p>0.9315392362</text:p>
          </table:table-cell>
          <table:table-cell office:value-type="float" office:value="0.934694019675309" calcext:value-type="float">
            <text:p>0.9346940197</text:p>
          </table:table-cell>
          <table:table-cell office:value-type="float" office:value="0.931903951950236" calcext:value-type="float">
            <text:p>0.931903952</text:p>
          </table:table-cell>
          <table:table-cell office:value-type="float" office:value="0.93341073337228" calcext:value-type="float">
            <text:p>0.9334107334</text:p>
          </table:table-cell>
          <table:table-cell office:value-type="float" office:value="0.931872194814614" calcext:value-type="float">
            <text:p>0.9318721948</text:p>
          </table:table-cell>
          <table:table-cell office:value-type="float" office:value="0.931532657010369" calcext:value-type="float">
            <text:p>0.931532657</text:p>
          </table:table-cell>
          <table:table-cell office:value-type="float" office:value="0.932854417726369" calcext:value-type="float">
            <text:p>0.9328544177</text:p>
          </table:table-cell>
          <table:table-cell office:value-type="float" office:value="0.928463062915391" calcext:value-type="float">
            <text:p>0.9284630629</text:p>
          </table:table-cell>
          <table:table-cell office:value-type="float" office:value="0.92645982898395" calcext:value-type="float">
            <text:p>0.926459829</text:p>
          </table:table-cell>
          <table:table-cell office:value-type="float" office:value="0.925726091226652" calcext:value-type="float">
            <text:p>0.9257260912</text:p>
          </table:table-cell>
          <table:table-cell office:value-type="float" office:value="0.923466223520195" calcext:value-type="float">
            <text:p>0.9234662235</text:p>
          </table:table-cell>
          <table:table-cell office:value-type="float" office:value="0.926174030524957" calcext:value-type="float">
            <text:p>0.9261740305</text:p>
          </table:table-cell>
          <table:table-cell office:value-type="float" office:value="0.923067501909642" calcext:value-type="float">
            <text:p>0.9230675019</text:p>
          </table:table-cell>
          <table:table-cell office:value-type="float" office:value="0.923300570252907" calcext:value-type="float">
            <text:p>0.9233005703</text:p>
          </table:table-cell>
          <table:table-cell office:value-type="float" office:value="0.923836857878921" calcext:value-type="float">
            <text:p>0.9238368579</text:p>
          </table:table-cell>
          <table:table-cell office:value-type="float" office:value="0.90878454114161" calcext:value-type="float">
            <text:p>0.9087845411</text:p>
          </table:table-cell>
          <table:table-cell office:value-type="float" office:value="0.908554457461262" calcext:value-type="float">
            <text:p>0.9085544575</text:p>
          </table:table-cell>
          <table:table-cell office:value-type="float" office:value="0.91614482426001" calcext:value-type="float">
            <text:p>0.9161448243</text:p>
          </table:table-cell>
          <table:table-cell office:value-type="float" office:value="0.928148529903679" calcext:value-type="float">
            <text:p>0.9281485299</text:p>
          </table:table-cell>
          <table:table-cell office:value-type="float" office:value="0.916021065024052" calcext:value-type="float">
            <text:p>0.916021065</text:p>
          </table:table-cell>
          <table:table-cell office:value-type="float" office:value="0.906758247538583" calcext:value-type="float">
            <text:p>0.9067582475</text:p>
          </table:table-cell>
        </table:table-row>
        <table:table-row table:style-name="ro1">
          <table:table-cell office:value-type="float" office:value="0.00000064" calcext:value-type="float">
            <text:p>0.00000064</text:p>
          </table:table-cell>
          <table:table-cell office:value-type="float" office:value="0.703739156397519" calcext:value-type="float">
            <text:p>0.7037391564</text:p>
          </table:table-cell>
          <table:table-cell office:value-type="float" office:value="0.866656682122604" calcext:value-type="float">
            <text:p>0.8666566821</text:p>
          </table:table-cell>
          <table:table-cell office:value-type="float" office:value="0.845581882254134" calcext:value-type="float">
            <text:p>0.8455818823</text:p>
          </table:table-cell>
          <table:table-cell office:value-type="float" office:value="0.850188897137853" calcext:value-type="float">
            <text:p>0.8501888971</text:p>
          </table:table-cell>
          <table:table-cell office:value-type="float" office:value="0.886900320508387" calcext:value-type="float">
            <text:p>0.8869003205</text:p>
          </table:table-cell>
          <table:table-cell office:value-type="float" office:value="0.903473459440402" calcext:value-type="float">
            <text:p>0.9034734594</text:p>
          </table:table-cell>
          <table:table-cell office:value-type="float" office:value="0.911062481090466" calcext:value-type="float">
            <text:p>0.9110624811</text:p>
          </table:table-cell>
          <table:table-cell office:value-type="float" office:value="0.912324798886504" calcext:value-type="float">
            <text:p>0.9123247989</text:p>
          </table:table-cell>
          <table:table-cell office:value-type="float" office:value="0.913393152243332" calcext:value-type="float">
            <text:p>0.9133931522</text:p>
          </table:table-cell>
          <table:table-cell office:value-type="float" office:value="0.912769615688154" calcext:value-type="float">
            <text:p>0.9127696157</text:p>
          </table:table-cell>
          <table:table-cell office:value-type="float" office:value="0.913340324647187" calcext:value-type="float">
            <text:p>0.9133403246</text:p>
          </table:table-cell>
          <table:table-cell office:value-type="float" office:value="0.913057839127444" calcext:value-type="float">
            <text:p>0.9130578391</text:p>
          </table:table-cell>
          <table:table-cell office:value-type="float" office:value="0.922626720032814" calcext:value-type="float">
            <text:p>0.92262672</text:p>
          </table:table-cell>
          <table:table-cell office:value-type="float" office:value="0.932549240675902" calcext:value-type="float">
            <text:p>0.9325492407</text:p>
          </table:table-cell>
          <table:table-cell office:value-type="float" office:value="0.934132742564061" calcext:value-type="float">
            <text:p>0.9341327426</text:p>
          </table:table-cell>
          <table:table-cell office:value-type="float" office:value="0.934946621415216" calcext:value-type="float">
            <text:p>0.9349466214</text:p>
          </table:table-cell>
          <table:table-cell office:value-type="float" office:value="0.935378629067771" calcext:value-type="float">
            <text:p>0.9353786291</text:p>
          </table:table-cell>
          <table:table-cell office:value-type="float" office:value="0.934373382970865" calcext:value-type="float">
            <text:p>0.934373383</text:p>
          </table:table-cell>
          <table:table-cell office:value-type="float" office:value="0.931669389629636" calcext:value-type="float">
            <text:p>0.9316693896</text:p>
          </table:table-cell>
          <table:table-cell office:value-type="float" office:value="0.933983887103547" calcext:value-type="float">
            <text:p>0.9339838871</text:p>
          </table:table-cell>
          <table:table-cell office:value-type="float" office:value="0.934685623363999" calcext:value-type="float">
            <text:p>0.9346856234</text:p>
          </table:table-cell>
          <table:table-cell office:value-type="float" office:value="0.931282956666726" calcext:value-type="float">
            <text:p>0.9312829567</text:p>
          </table:table-cell>
          <table:table-cell office:value-type="float" office:value="0.930926369837323" calcext:value-type="float">
            <text:p>0.9309263698</text:p>
          </table:table-cell>
          <table:table-cell office:value-type="float" office:value="0.930001120989199" calcext:value-type="float">
            <text:p>0.930001121</text:p>
          </table:table-cell>
          <table:table-cell office:value-type="float" office:value="0.929125595012359" calcext:value-type="float">
            <text:p>0.929125595</text:p>
          </table:table-cell>
          <table:table-cell office:value-type="float" office:value="0.924413319713614" calcext:value-type="float">
            <text:p>0.9244133197</text:p>
          </table:table-cell>
          <table:table-cell office:value-type="float" office:value="0.923201038112315" calcext:value-type="float">
            <text:p>0.9232010381</text:p>
          </table:table-cell>
          <table:table-cell office:value-type="float" office:value="0.924819615134018" calcext:value-type="float">
            <text:p>0.9248196151</text:p>
          </table:table-cell>
          <table:table-cell office:value-type="float" office:value="0.926849447931999" calcext:value-type="float">
            <text:p>0.9268494479</text:p>
          </table:table-cell>
          <table:table-cell office:value-type="float" office:value="0.92216316758322" calcext:value-type="float">
            <text:p>0.9221631676</text:p>
          </table:table-cell>
          <table:table-cell office:value-type="float" office:value="0.915258718561108" calcext:value-type="float">
            <text:p>0.9152587186</text:p>
          </table:table-cell>
          <table:table-cell office:value-type="float" office:value="0.91197741206424" calcext:value-type="float">
            <text:p>0.9119774121</text:p>
          </table:table-cell>
          <table:table-cell office:value-type="float" office:value="0.89349422897926" calcext:value-type="float">
            <text:p>0.893494229</text:p>
          </table:table-cell>
          <table:table-cell office:value-type="float" office:value="0.892049772631118" calcext:value-type="float">
            <text:p>0.8920497726</text:p>
          </table:table-cell>
          <table:table-cell office:value-type="float" office:value="0.887216446949295" calcext:value-type="float">
            <text:p>0.8872164469</text:p>
          </table:table-cell>
          <table:table-cell office:value-type="float" office:value="0.90611742290015" calcext:value-type="float">
            <text:p>0.9061174229</text:p>
          </table:table-cell>
          <table:table-cell office:value-type="float" office:value="0.907779673344574" calcext:value-type="float">
            <text:p>0.9077796733</text:p>
          </table:table-cell>
          <table:table-cell office:value-type="float" office:value="0.890222960432773" calcext:value-type="float">
            <text:p>0.8902229604</text:p>
          </table:table-cell>
          <table:table-cell office:value-type="float" office:value="0.904486204357702" calcext:value-type="float">
            <text:p>0.9044862044</text:p>
          </table:table-cell>
          <table:table-cell office:value-type="float" office:value="0.891781445950365" calcext:value-type="float">
            <text:p>0.891781446</text:p>
          </table:table-cell>
        </table:table-row>
        <table:table-row table:style-name="ro1">
          <table:table-cell office:value-type="float" office:value="0.00000128" calcext:value-type="float">
            <text:p>0.00000128</text:p>
          </table:table-cell>
          <table:table-cell table:number-columns-repeated="2" office:value-type="float" office:value="0.876941514662638" calcext:value-type="float">
            <text:p>0.8769415147</text:p>
          </table:table-cell>
          <table:table-cell office:value-type="float" office:value="0.872091066746715" calcext:value-type="float">
            <text:p>0.8720910667</text:p>
          </table:table-cell>
          <table:table-cell office:value-type="float" office:value="0.893913741166289" calcext:value-type="float">
            <text:p>0.8939137412</text:p>
          </table:table-cell>
          <table:table-cell office:value-type="float" office:value="0.900036459318758" calcext:value-type="float">
            <text:p>0.9000364593</text:p>
          </table:table-cell>
          <table:table-cell office:value-type="float" office:value="0.908378633241704" calcext:value-type="float">
            <text:p>0.9083786332</text:p>
          </table:table-cell>
          <table:table-cell office:value-type="float" office:value="0.912557253947196" calcext:value-type="float">
            <text:p>0.9125572539</text:p>
          </table:table-cell>
          <table:table-cell office:value-type="float" office:value="0.909771070457462" calcext:value-type="float">
            <text:p>0.9097710705</text:p>
          </table:table-cell>
          <table:table-cell office:value-type="float" office:value="0.912060727843277" calcext:value-type="float">
            <text:p>0.9120607278</text:p>
          </table:table-cell>
          <table:table-cell office:value-type="float" office:value="0.912024418050623" calcext:value-type="float">
            <text:p>0.9120244181</text:p>
          </table:table-cell>
          <table:table-cell office:value-type="float" office:value="0.912220163768951" calcext:value-type="float">
            <text:p>0.9122201638</text:p>
          </table:table-cell>
          <table:table-cell office:value-type="float" office:value="0.922146610266728" calcext:value-type="float">
            <text:p>0.9221466103</text:p>
          </table:table-cell>
          <table:table-cell office:value-type="float" office:value="0.931108663137517" calcext:value-type="float">
            <text:p>0.9311086631</text:p>
          </table:table-cell>
          <table:table-cell office:value-type="float" office:value="0.934082102443639" calcext:value-type="float">
            <text:p>0.9340821024</text:p>
          </table:table-cell>
          <table:table-cell office:value-type="float" office:value="0.933879260348219" calcext:value-type="float">
            <text:p>0.9338792603</text:p>
          </table:table-cell>
          <table:table-cell office:value-type="float" office:value="0.933583231216323" calcext:value-type="float">
            <text:p>0.9335832312</text:p>
          </table:table-cell>
          <table:table-cell office:value-type="float" office:value="0.931985435474176" calcext:value-type="float">
            <text:p>0.9319854355</text:p>
          </table:table-cell>
          <table:table-cell office:value-type="float" office:value="0.929818134634902" calcext:value-type="float">
            <text:p>0.9298181346</text:p>
          </table:table-cell>
          <table:table-cell office:value-type="float" office:value="0.934289059348439" calcext:value-type="float">
            <text:p>0.9342890593</text:p>
          </table:table-cell>
          <table:table-cell office:value-type="float" office:value="0.935057199351692" calcext:value-type="float">
            <text:p>0.9350571994</text:p>
          </table:table-cell>
          <table:table-cell office:value-type="float" office:value="0.930345867991446" calcext:value-type="float">
            <text:p>0.930345868</text:p>
          </table:table-cell>
          <table:table-cell office:value-type="float" office:value="0.929215401657206" calcext:value-type="float">
            <text:p>0.9292154017</text:p>
          </table:table-cell>
          <table:table-cell office:value-type="float" office:value="0.926956069100029" calcext:value-type="float">
            <text:p>0.9269560691</text:p>
          </table:table-cell>
          <table:table-cell office:value-type="float" office:value="0.927890121828259" calcext:value-type="float">
            <text:p>0.9278901218</text:p>
          </table:table-cell>
          <table:table-cell office:value-type="float" office:value="0.926429287332514" calcext:value-type="float">
            <text:p>0.9264292873</text:p>
          </table:table-cell>
          <table:table-cell office:value-type="float" office:value="0.925361331975738" calcext:value-type="float">
            <text:p>0.925361332</text:p>
          </table:table-cell>
          <table:table-cell office:value-type="float" office:value="0.926168836047417" calcext:value-type="float">
            <text:p>0.926168836</text:p>
          </table:table-cell>
          <table:table-cell office:value-type="float" office:value="0.919886699762036" calcext:value-type="float">
            <text:p>0.9198866998</text:p>
          </table:table-cell>
          <table:table-cell office:value-type="float" office:value="0.919614343563641" calcext:value-type="float">
            <text:p>0.9196143436</text:p>
          </table:table-cell>
          <table:table-cell office:value-type="float" office:value="0.915826731536186" calcext:value-type="float">
            <text:p>0.9158267315</text:p>
          </table:table-cell>
          <table:table-cell office:value-type="float" office:value="0.89980664696554" calcext:value-type="float">
            <text:p>0.899806647</text:p>
          </table:table-cell>
          <table:table-cell office:value-type="float" office:value="0.910726885081288" calcext:value-type="float">
            <text:p>0.9107268851</text:p>
          </table:table-cell>
          <table:table-cell office:value-type="float" office:value="0.911860278573768" calcext:value-type="float">
            <text:p>0.9118602786</text:p>
          </table:table-cell>
          <table:table-cell office:value-type="float" office:value="0.907291753410134" calcext:value-type="float">
            <text:p>0.9072917534</text:p>
          </table:table-cell>
          <table:table-cell office:value-type="float" office:value="0.901715435007733" calcext:value-type="float">
            <text:p>0.901715435</text:p>
          </table:table-cell>
          <table:table-cell office:value-type="float" office:value="0.901957088404035" calcext:value-type="float">
            <text:p>0.9019570884</text:p>
          </table:table-cell>
          <table:table-cell office:value-type="float" office:value="0.890407067976642" calcext:value-type="float">
            <text:p>0.890407068</text:p>
          </table:table-cell>
          <table:table-cell office:value-type="float" office:value="0.90806637927078" calcext:value-type="float">
            <text:p>0.9080663793</text:p>
          </table:table-cell>
          <table:table-cell office:value-type="float" office:value="0.912341467566067" calcext:value-type="float">
            <text:p>0.9123414676</text:p>
          </table:table-cell>
          <table:table-cell office:value-type="float" office:value="0.897473453000358" calcext:value-type="float">
            <text:p>0.897473453</text:p>
          </table:table-cell>
        </table:table-row>
        <table:table-row table:style-name="ro1">
          <table:table-cell office:value-type="float" office:value="0.00000256" calcext:value-type="float">
            <text:p>0.00000256</text:p>
          </table:table-cell>
          <table:table-cell office:value-type="float" office:value="0.881513486913398" calcext:value-type="float">
            <text:p>0.8815134869</text:p>
          </table:table-cell>
          <table:table-cell office:value-type="float" office:value="0.889456689281198" calcext:value-type="float">
            <text:p>0.8894566893</text:p>
          </table:table-cell>
          <table:table-cell office:value-type="float" office:value="0.896803556322262" calcext:value-type="float">
            <text:p>0.8968035563</text:p>
          </table:table-cell>
          <table:table-cell office:value-type="float" office:value="0.896482360099128" calcext:value-type="float">
            <text:p>0.8964823601</text:p>
          </table:table-cell>
          <table:table-cell office:value-type="float" office:value="0.897864495867786" calcext:value-type="float">
            <text:p>0.8978644959</text:p>
          </table:table-cell>
          <table:table-cell office:value-type="float" office:value="0.905615202284407" calcext:value-type="float">
            <text:p>0.9056152023</text:p>
          </table:table-cell>
          <table:table-cell office:value-type="float" office:value="0.907489953150703" calcext:value-type="float">
            <text:p>0.9074899532</text:p>
          </table:table-cell>
          <table:table-cell office:value-type="float" office:value="0.908217723441697" calcext:value-type="float">
            <text:p>0.9082177234</text:p>
          </table:table-cell>
          <table:table-cell office:value-type="float" office:value="0.908210102734717" calcext:value-type="float">
            <text:p>0.9082101027</text:p>
          </table:table-cell>
          <table:table-cell office:value-type="float" office:value="0.908223118701197" calcext:value-type="float">
            <text:p>0.9082231187</text:p>
          </table:table-cell>
          <table:table-cell office:value-type="float" office:value="0.919633206009971" calcext:value-type="float">
            <text:p>0.919633206</text:p>
          </table:table-cell>
          <table:table-cell office:value-type="float" office:value="0.929985585291885" calcext:value-type="float">
            <text:p>0.9299855853</text:p>
          </table:table-cell>
          <table:table-cell office:value-type="float" office:value="0.932323709372281" calcext:value-type="float">
            <text:p>0.9323237094</text:p>
          </table:table-cell>
          <table:table-cell office:value-type="float" office:value="0.933008323836292" calcext:value-type="float">
            <text:p>0.9330083238</text:p>
          </table:table-cell>
          <table:table-cell office:value-type="float" office:value="0.931882147592523" calcext:value-type="float">
            <text:p>0.9318821476</text:p>
          </table:table-cell>
          <table:table-cell office:value-type="float" office:value="0.932292226371996" calcext:value-type="float">
            <text:p>0.9322922264</text:p>
          </table:table-cell>
          <table:table-cell office:value-type="float" office:value="0.927657244605072" calcext:value-type="float">
            <text:p>0.9276572446</text:p>
          </table:table-cell>
          <table:table-cell office:value-type="float" office:value="0.933220010067152" calcext:value-type="float">
            <text:p>0.9332200101</text:p>
          </table:table-cell>
          <table:table-cell office:value-type="float" office:value="0.933558924210564" calcext:value-type="float">
            <text:p>0.9335589242</text:p>
          </table:table-cell>
          <table:table-cell office:value-type="float" office:value="0.92980320605917" calcext:value-type="float">
            <text:p>0.9298032061</text:p>
          </table:table-cell>
          <table:table-cell office:value-type="float" office:value="0.928338763435971" calcext:value-type="float">
            <text:p>0.9283387634</text:p>
          </table:table-cell>
          <table:table-cell office:value-type="float" office:value="0.928233248230102" calcext:value-type="float">
            <text:p>0.9282332482</text:p>
          </table:table-cell>
          <table:table-cell office:value-type="float" office:value="0.927261861456151" calcext:value-type="float">
            <text:p>0.9272618615</text:p>
          </table:table-cell>
          <table:table-cell office:value-type="float" office:value="0.927377428588386" calcext:value-type="float">
            <text:p>0.9273774286</text:p>
          </table:table-cell>
          <table:table-cell office:value-type="float" office:value="0.925552961325907" calcext:value-type="float">
            <text:p>0.9255529613</text:p>
          </table:table-cell>
          <table:table-cell office:value-type="float" office:value="0.925610879666118" calcext:value-type="float">
            <text:p>0.9256108797</text:p>
          </table:table-cell>
          <table:table-cell office:value-type="float" office:value="0.922859964834524" calcext:value-type="float">
            <text:p>0.9228599648</text:p>
          </table:table-cell>
          <table:table-cell office:value-type="float" office:value="0.924498269120596" calcext:value-type="float">
            <text:p>0.9244982691</text:p>
          </table:table-cell>
          <table:table-cell office:value-type="float" office:value="0.923433829114412" calcext:value-type="float">
            <text:p>0.9234338291</text:p>
          </table:table-cell>
          <table:table-cell office:value-type="float" office:value="0.926893833916774" calcext:value-type="float">
            <text:p>0.9268938339</text:p>
          </table:table-cell>
          <table:table-cell office:value-type="float" office:value="0.927924625138022" calcext:value-type="float">
            <text:p>0.9279246251</text:p>
          </table:table-cell>
          <table:table-cell office:value-type="float" office:value="0.923418652536927" calcext:value-type="float">
            <text:p>0.9234186525</text:p>
          </table:table-cell>
          <table:table-cell office:value-type="float" office:value="0.92464121596522" calcext:value-type="float">
            <text:p>0.924641216</text:p>
          </table:table-cell>
          <table:table-cell office:value-type="float" office:value="0.918710259753666" calcext:value-type="float">
            <text:p>0.9187102598</text:p>
          </table:table-cell>
          <table:table-cell office:value-type="float" office:value="0.907004658994298" calcext:value-type="float">
            <text:p>0.907004659</text:p>
          </table:table-cell>
          <table:table-cell office:value-type="float" office:value="0.910692253156382" calcext:value-type="float">
            <text:p>0.9106922532</text:p>
          </table:table-cell>
          <table:table-cell office:value-type="float" office:value="0.922115649713242" calcext:value-type="float">
            <text:p>0.9221156497</text:p>
          </table:table-cell>
          <table:table-cell office:value-type="float" office:value="0.920932687552364" calcext:value-type="float">
            <text:p>0.9209326876</text:p>
          </table:table-cell>
          <table:table-cell office:value-type="float" office:value="0.915703299306241" calcext:value-type="float">
            <text:p>0.9157032993</text:p>
          </table:table-cell>
          <table:table-cell office:value-type="float" office:value="0.932295305271226" calcext:value-type="float">
            <text:p>0.9322953053</text:p>
          </table:table-cell>
        </table:table-row>
        <table:table-row table:style-name="ro1">
          <table:table-cell office:value-type="float" office:value="0.00000512" calcext:value-type="float">
            <text:p>0.00000512</text:p>
          </table:table-cell>
          <table:table-cell office:value-type="float" office:value="0.877763620826021" calcext:value-type="float">
            <text:p>0.8777636208</text:p>
          </table:table-cell>
          <table:table-cell office:value-type="float" office:value="0.884709820440567" calcext:value-type="float">
            <text:p>0.8847098204</text:p>
          </table:table-cell>
          <table:table-cell office:value-type="float" office:value="0.886280072321422" calcext:value-type="float">
            <text:p>0.8862800723</text:p>
          </table:table-cell>
          <table:table-cell office:value-type="float" office:value="0.899366871099435" calcext:value-type="float">
            <text:p>0.8993668711</text:p>
          </table:table-cell>
          <table:table-cell office:value-type="float" office:value="0.898577931972141" calcext:value-type="float">
            <text:p>0.898577932</text:p>
          </table:table-cell>
          <table:table-cell office:value-type="float" office:value="0.905142655465185" calcext:value-type="float">
            <text:p>0.9051426555</text:p>
          </table:table-cell>
          <table:table-cell office:value-type="float" office:value="0.904442610545246" calcext:value-type="float">
            <text:p>0.9044426105</text:p>
          </table:table-cell>
          <table:table-cell office:value-type="float" office:value="0.904897838308579" calcext:value-type="float">
            <text:p>0.9048978383</text:p>
          </table:table-cell>
          <table:table-cell office:value-type="float" office:value="0.904614499541715" calcext:value-type="float">
            <text:p>0.9046144995</text:p>
          </table:table-cell>
          <table:table-cell office:value-type="float" office:value="0.915012879846258" calcext:value-type="float">
            <text:p>0.9150128798</text:p>
          </table:table-cell>
          <table:table-cell office:value-type="float" office:value="0.926718385410893" calcext:value-type="float">
            <text:p>0.9267183854</text:p>
          </table:table-cell>
          <table:table-cell office:value-type="float" office:value="0.929683482544704" calcext:value-type="float">
            <text:p>0.9296834825</text:p>
          </table:table-cell>
          <table:table-cell office:value-type="float" office:value="0.931244232259061" calcext:value-type="float">
            <text:p>0.9312442323</text:p>
          </table:table-cell>
          <table:table-cell office:value-type="float" office:value="0.931459327402187" calcext:value-type="float">
            <text:p>0.9314593274</text:p>
          </table:table-cell>
          <table:table-cell office:value-type="float" office:value="0.929842259398936" calcext:value-type="float">
            <text:p>0.9298422594</text:p>
          </table:table-cell>
          <table:table-cell office:value-type="float" office:value="0.927698453321916" calcext:value-type="float">
            <text:p>0.9276984533</text:p>
          </table:table-cell>
          <table:table-cell office:value-type="float" office:value="0.92964010657514" calcext:value-type="float">
            <text:p>0.9296401066</text:p>
          </table:table-cell>
          <table:table-cell office:value-type="float" office:value="0.926456133700805" calcext:value-type="float">
            <text:p>0.9264561337</text:p>
          </table:table-cell>
          <table:table-cell office:value-type="float" office:value="0.926347490557588" calcext:value-type="float">
            <text:p>0.9263474906</text:p>
          </table:table-cell>
          <table:table-cell office:value-type="float" office:value="0.92707036681574" calcext:value-type="float">
            <text:p>0.9270703668</text:p>
          </table:table-cell>
          <table:table-cell office:value-type="float" office:value="0.927910077527502" calcext:value-type="float">
            <text:p>0.9279100775</text:p>
          </table:table-cell>
          <table:table-cell office:value-type="float" office:value="0.927956098482766" calcext:value-type="float">
            <text:p>0.9279560985</text:p>
          </table:table-cell>
          <table:table-cell office:value-type="float" office:value="0.927224084803742" calcext:value-type="float">
            <text:p>0.9272240848</text:p>
          </table:table-cell>
          <table:table-cell office:value-type="float" office:value="0.922050366040766" calcext:value-type="float">
            <text:p>0.922050366</text:p>
          </table:table-cell>
          <table:table-cell office:value-type="float" office:value="0.922961160018665" calcext:value-type="float">
            <text:p>0.92296116</text:p>
          </table:table-cell>
          <table:table-cell office:value-type="float" office:value="0.923434457258448" calcext:value-type="float">
            <text:p>0.9234344573</text:p>
          </table:table-cell>
          <table:table-cell office:value-type="float" office:value="0.918686392860288" calcext:value-type="float">
            <text:p>0.9186863929</text:p>
          </table:table-cell>
          <table:table-cell office:value-type="float" office:value="0.912092472515871" calcext:value-type="float">
            <text:p>0.9120924725</text:p>
          </table:table-cell>
          <table:table-cell office:value-type="float" office:value="0.887869921437021" calcext:value-type="float">
            <text:p>0.8878699214</text:p>
          </table:table-cell>
          <table:table-cell office:value-type="float" office:value="0.87839740011162" calcext:value-type="float">
            <text:p>0.8783974001</text:p>
          </table:table-cell>
          <table:table-cell office:value-type="float" office:value="0.881246316395405" calcext:value-type="float">
            <text:p>0.8812463164</text:p>
          </table:table-cell>
          <table:table-cell office:value-type="float" office:value="0.877714683555212" calcext:value-type="float">
            <text:p>0.8777146836</text:p>
          </table:table-cell>
          <table:table-cell office:value-type="float" office:value="0.86705686840074" calcext:value-type="float">
            <text:p>0.8670568684</text:p>
          </table:table-cell>
          <table:table-cell office:value-type="float" office:value="0.855190747344361" calcext:value-type="float">
            <text:p>0.8551907473</text:p>
          </table:table-cell>
          <table:table-cell office:value-type="float" office:value="0.852712020991979" calcext:value-type="float">
            <text:p>0.852712021</text:p>
          </table:table-cell>
          <table:table-cell office:value-type="float" office:value="0.85502146274574" calcext:value-type="float">
            <text:p>0.8550214627</text:p>
          </table:table-cell>
          <table:table-cell office:value-type="float" office:value="0.853603039472161" calcext:value-type="float">
            <text:p>0.8536030395</text:p>
          </table:table-cell>
          <table:table-cell office:value-type="float" office:value="0.847811333093566" calcext:value-type="float">
            <text:p>0.8478113331</text:p>
          </table:table-cell>
          <table:table-cell office:value-type="float" office:value="0.853941524651507" calcext:value-type="float">
            <text:p>0.8539415247</text:p>
          </table:table-cell>
          <table:table-cell office:value-type="float" office:value="0.842157004137649" calcext:value-type="float">
            <text:p>0.8421570041</text:p>
          </table:table-cell>
        </table:table-row>
        <table:table-row table:style-name="ro1">
          <table:table-cell office:value-type="float" office:value="0.00001024" calcext:value-type="float">
            <text:p>0.00001024</text:p>
          </table:table-cell>
          <table:table-cell office:value-type="float" office:value="0.888748123834289" calcext:value-type="float">
            <text:p>0.8887481238</text:p>
          </table:table-cell>
          <table:table-cell office:value-type="float" office:value="0.883086771733228" calcext:value-type="float">
            <text:p>0.8830867717</text:p>
          </table:table-cell>
          <table:table-cell office:value-type="float" office:value="0.88835096279761" calcext:value-type="float">
            <text:p>0.8883509628</text:p>
          </table:table-cell>
          <table:table-cell office:value-type="float" office:value="0.89812495693147" calcext:value-type="float">
            <text:p>0.8981249569</text:p>
          </table:table-cell>
          <table:table-cell office:value-type="float" office:value="0.900995699606185" calcext:value-type="float">
            <text:p>0.9009956996</text:p>
          </table:table-cell>
          <table:table-cell office:value-type="float" office:value="0.900763994364926" calcext:value-type="float">
            <text:p>0.9007639944</text:p>
          </table:table-cell>
          <table:table-cell office:value-type="float" office:value="0.900022635727039" calcext:value-type="float">
            <text:p>0.9000226357</text:p>
          </table:table-cell>
          <table:table-cell office:value-type="float" office:value="0.899631883179385" calcext:value-type="float">
            <text:p>0.8996318832</text:p>
          </table:table-cell>
          <table:table-cell office:value-type="float" office:value="0.910523521035236" calcext:value-type="float">
            <text:p>0.910523521</text:p>
          </table:table-cell>
          <table:table-cell office:value-type="float" office:value="0.923817433444777" calcext:value-type="float">
            <text:p>0.9238174334</text:p>
          </table:table-cell>
          <table:table-cell office:value-type="float" office:value="0.927737817171337" calcext:value-type="float">
            <text:p>0.9277378172</text:p>
          </table:table-cell>
          <table:table-cell office:value-type="float" office:value="0.928253496098619" calcext:value-type="float">
            <text:p>0.9282534961</text:p>
          </table:table-cell>
          <table:table-cell office:value-type="float" office:value="0.928051632409292" calcext:value-type="float">
            <text:p>0.9280516324</text:p>
          </table:table-cell>
          <table:table-cell office:value-type="float" office:value="0.925577554484054" calcext:value-type="float">
            <text:p>0.9255775545</text:p>
          </table:table-cell>
          <table:table-cell office:value-type="float" office:value="0.922128010665732" calcext:value-type="float">
            <text:p>0.9221280107</text:p>
          </table:table-cell>
          <table:table-cell office:value-type="float" office:value="0.925411432108666" calcext:value-type="float">
            <text:p>0.9254114321</text:p>
          </table:table-cell>
          <table:table-cell office:value-type="float" office:value="0.927182686042395" calcext:value-type="float">
            <text:p>0.927182686</text:p>
          </table:table-cell>
          <table:table-cell office:value-type="float" office:value="0.923278635311593" calcext:value-type="float">
            <text:p>0.9232786353</text:p>
          </table:table-cell>
          <table:table-cell office:value-type="float" office:value="0.92425894395135" calcext:value-type="float">
            <text:p>0.924258944</text:p>
          </table:table-cell>
          <table:table-cell office:value-type="float" office:value="0.924350363030259" calcext:value-type="float">
            <text:p>0.924350363</text:p>
          </table:table-cell>
          <table:table-cell office:value-type="float" office:value="0.9226227390491" calcext:value-type="float">
            <text:p>0.922622739</text:p>
          </table:table-cell>
          <table:table-cell office:value-type="float" office:value="0.918662531894096" calcext:value-type="float">
            <text:p>0.9186625319</text:p>
          </table:table-cell>
          <table:table-cell office:value-type="float" office:value="0.918878335734672" calcext:value-type="float">
            <text:p>0.9188783357</text:p>
          </table:table-cell>
          <table:table-cell office:value-type="float" office:value="0.916906565237171" calcext:value-type="float">
            <text:p>0.9169065652</text:p>
          </table:table-cell>
          <table:table-cell office:value-type="float" office:value="0.914637981760027" calcext:value-type="float">
            <text:p>0.9146379818</text:p>
          </table:table-cell>
          <table:table-cell office:value-type="float" office:value="0.915350637886839" calcext:value-type="float">
            <text:p>0.9153506379</text:p>
          </table:table-cell>
          <table:table-cell office:value-type="float" office:value="0.906180709805084" calcext:value-type="float">
            <text:p>0.9061807098</text:p>
          </table:table-cell>
          <table:table-cell office:value-type="float" office:value="0.902722787355451" calcext:value-type="float">
            <text:p>0.9027227874</text:p>
          </table:table-cell>
          <table:table-cell office:value-type="float" office:value="0.902739230326166" calcext:value-type="float">
            <text:p>0.9027392303</text:p>
          </table:table-cell>
          <table:table-cell office:value-type="float" office:value="0.905369259794934" calcext:value-type="float">
            <text:p>0.9053692598</text:p>
          </table:table-cell>
          <table:table-cell office:value-type="float" office:value="0.916308841202462" calcext:value-type="float">
            <text:p>0.9163088412</text:p>
          </table:table-cell>
          <table:table-cell office:value-type="float" office:value="0.891358814888411" calcext:value-type="float">
            <text:p>0.8913588149</text:p>
          </table:table-cell>
          <table:table-cell office:value-type="float" office:value="0.886801880073239" calcext:value-type="float">
            <text:p>0.8868018801</text:p>
          </table:table-cell>
          <table:table-cell office:value-type="float" office:value="0.893971239608358" calcext:value-type="float">
            <text:p>0.8939712396</text:p>
          </table:table-cell>
          <table:table-cell office:value-type="float" office:value="0.885513188481078" calcext:value-type="float">
            <text:p>0.8855131885</text:p>
          </table:table-cell>
          <table:table-cell office:value-type="float" office:value="0.88198978386654" calcext:value-type="float">
            <text:p>0.8819897839</text:p>
          </table:table-cell>
          <table:table-cell office:value-type="float" office:value="0.873488227236442" calcext:value-type="float">
            <text:p>0.8734882272</text:p>
          </table:table-cell>
          <table:table-cell office:value-type="float" office:value="0.882127817773283" calcext:value-type="float">
            <text:p>0.8821278178</text:p>
          </table:table-cell>
          <table:table-cell office:value-type="float" office:value="0.891229395193753" calcext:value-type="float">
            <text:p>0.8912293952</text:p>
          </table:table-cell>
          <table:table-cell office:value-type="float" office:value="0.871903189570527" calcext:value-type="float">
            <text:p>0.8719031896</text:p>
          </table:table-cell>
        </table:table-row>
        <table:table-row table:style-name="ro1">
          <table:table-cell office:value-type="float" office:value="0.00002048" calcext:value-type="float">
            <text:p>0.00002048</text:p>
          </table:table-cell>
          <table:table-cell office:value-type="float" office:value="0.87599487502484" calcext:value-type="float">
            <text:p>0.875994875</text:p>
          </table:table-cell>
          <table:table-cell office:value-type="float" office:value="0.891515607554936" calcext:value-type="float">
            <text:p>0.8915156076</text:p>
          </table:table-cell>
          <table:table-cell office:value-type="float" office:value="0.893823908481652" calcext:value-type="float">
            <text:p>0.8938239085</text:p>
          </table:table-cell>
          <table:table-cell office:value-type="float" office:value="0.894881050524058" calcext:value-type="float">
            <text:p>0.8948810505</text:p>
          </table:table-cell>
          <table:table-cell office:value-type="float" office:value="0.896780119026277" calcext:value-type="float">
            <text:p>0.896780119</text:p>
          </table:table-cell>
          <table:table-cell office:value-type="float" office:value="0.89625190067266" calcext:value-type="float">
            <text:p>0.8962519007</text:p>
          </table:table-cell>
          <table:table-cell office:value-type="float" office:value="0.89617411072383" calcext:value-type="float">
            <text:p>0.8961741107</text:p>
          </table:table-cell>
          <table:table-cell office:value-type="float" office:value="0.906705132530313" calcext:value-type="float">
            <text:p>0.9067051325</text:p>
          </table:table-cell>
          <table:table-cell office:value-type="float" office:value="0.920872539187833" calcext:value-type="float">
            <text:p>0.9208725392</text:p>
          </table:table-cell>
          <table:table-cell office:value-type="float" office:value="0.922878038928828" calcext:value-type="float">
            <text:p>0.9228780389</text:p>
          </table:table-cell>
          <table:table-cell office:value-type="float" office:value="0.922851308568473" calcext:value-type="float">
            <text:p>0.9228513086</text:p>
          </table:table-cell>
          <table:table-cell office:value-type="float" office:value="0.923520131714447" calcext:value-type="float">
            <text:p>0.9235201317</text:p>
          </table:table-cell>
          <table:table-cell office:value-type="float" office:value="0.922972473077417" calcext:value-type="float">
            <text:p>0.9229724731</text:p>
          </table:table-cell>
          <table:table-cell office:value-type="float" office:value="0.920834593053722" calcext:value-type="float">
            <text:p>0.9208345931</text:p>
          </table:table-cell>
          <table:table-cell office:value-type="float" office:value="0.919215703801604" calcext:value-type="float">
            <text:p>0.9192157038</text:p>
          </table:table-cell>
          <table:table-cell office:value-type="float" office:value="0.921826688135937" calcext:value-type="float">
            <text:p>0.9218266881</text:p>
          </table:table-cell>
          <table:table-cell office:value-type="float" office:value="0.918705808564953" calcext:value-type="float">
            <text:p>0.9187058086</text:p>
          </table:table-cell>
          <table:table-cell office:value-type="float" office:value="0.91835984429217" calcext:value-type="float">
            <text:p>0.9183598443</text:p>
          </table:table-cell>
          <table:table-cell office:value-type="float" office:value="0.91702761913983" calcext:value-type="float">
            <text:p>0.9170276191</text:p>
          </table:table-cell>
          <table:table-cell office:value-type="float" office:value="0.915809162748503" calcext:value-type="float">
            <text:p>0.9158091627</text:p>
          </table:table-cell>
          <table:table-cell office:value-type="float" office:value="0.913866000082838" calcext:value-type="float">
            <text:p>0.9138660001</text:p>
          </table:table-cell>
          <table:table-cell office:value-type="float" office:value="0.914479683149195" calcext:value-type="float">
            <text:p>0.9144796831</text:p>
          </table:table-cell>
          <table:table-cell office:value-type="float" office:value="0.913189431045119" calcext:value-type="float">
            <text:p>0.913189431</text:p>
          </table:table-cell>
          <table:table-cell office:value-type="float" office:value="0.911886986510308" calcext:value-type="float">
            <text:p>0.9118869865</text:p>
          </table:table-cell>
          <table:table-cell office:value-type="float" office:value="0.908462653393441" calcext:value-type="float">
            <text:p>0.9084626534</text:p>
          </table:table-cell>
          <table:table-cell office:value-type="float" office:value="0.907112531161797" calcext:value-type="float">
            <text:p>0.9071125312</text:p>
          </table:table-cell>
          <table:table-cell office:value-type="float" office:value="0.905682595950902" calcext:value-type="float">
            <text:p>0.905682596</text:p>
          </table:table-cell>
          <table:table-cell office:value-type="float" office:value="0.90713498831889" calcext:value-type="float">
            <text:p>0.9071349883</text:p>
          </table:table-cell>
          <table:table-cell office:value-type="float" office:value="0.919545987391759" calcext:value-type="float">
            <text:p>0.9195459874</text:p>
          </table:table-cell>
          <table:table-cell office:value-type="float" office:value="0.900824726103279" calcext:value-type="float">
            <text:p>0.9008247261</text:p>
          </table:table-cell>
          <table:table-cell office:value-type="float" office:value="0.882969026739458" calcext:value-type="float">
            <text:p>0.8829690267</text:p>
          </table:table-cell>
          <table:table-cell office:value-type="float" office:value="0.886927857703539" calcext:value-type="float">
            <text:p>0.8869278577</text:p>
          </table:table-cell>
          <table:table-cell office:value-type="float" office:value="0.890019771360964" calcext:value-type="float">
            <text:p>0.8900197714</text:p>
          </table:table-cell>
          <table:table-cell office:value-type="float" office:value="0.896505178286788" calcext:value-type="float">
            <text:p>0.8965051783</text:p>
          </table:table-cell>
          <table:table-cell office:value-type="float" office:value="0.894406203729838" calcext:value-type="float">
            <text:p>0.8944062037</text:p>
          </table:table-cell>
          <table:table-cell office:value-type="float" office:value="0.890887716038841" calcext:value-type="float">
            <text:p>0.890887716</text:p>
          </table:table-cell>
          <table:table-cell office:value-type="float" office:value="0.880090704458926" calcext:value-type="float">
            <text:p>0.8800907045</text:p>
          </table:table-cell>
          <table:table-cell office:value-type="float" office:value="0.89356656879176" calcext:value-type="float">
            <text:p>0.8935665688</text:p>
          </table:table-cell>
          <table:table-cell office:value-type="float" office:value="0.893312249463318" calcext:value-type="float">
            <text:p>0.8933122495</text:p>
          </table:table-cell>
          <table:table-cell office:value-type="float" office:value="0.89277517414201" calcext:value-type="float">
            <text:p>0.8927751741</text:p>
          </table:table-cell>
        </table:table-row>
        <table:table-row table:style-name="ro1">
          <table:table-cell office:value-type="float" office:value="0.00004096" calcext:value-type="float">
            <text:p>0.00004096</text:p>
          </table:table-cell>
          <table:table-cell office:value-type="float" office:value="0.885596147084669" calcext:value-type="float">
            <text:p>0.8855961471</text:p>
          </table:table-cell>
          <table:table-cell office:value-type="float" office:value="0.884593775106693" calcext:value-type="float">
            <text:p>0.8845937751</text:p>
          </table:table-cell>
          <table:table-cell office:value-type="float" office:value="0.892447400259503" calcext:value-type="float">
            <text:p>0.8924474003</text:p>
          </table:table-cell>
          <table:table-cell office:value-type="float" office:value="0.891341630864016" calcext:value-type="float">
            <text:p>0.8913416309</text:p>
          </table:table-cell>
          <table:table-cell office:value-type="float" office:value="0.894775157812649" calcext:value-type="float">
            <text:p>0.8947751578</text:p>
          </table:table-cell>
          <table:table-cell office:value-type="float" office:value="0.89551611575314" calcext:value-type="float">
            <text:p>0.8955161158</text:p>
          </table:table-cell>
          <table:table-cell office:value-type="float" office:value="0.900642608972882" calcext:value-type="float">
            <text:p>0.900642609</text:p>
          </table:table-cell>
          <table:table-cell office:value-type="float" office:value="0.911478071763607" calcext:value-type="float">
            <text:p>0.9114780718</text:p>
          </table:table-cell>
          <table:table-cell office:value-type="float" office:value="0.92030840559032" calcext:value-type="float">
            <text:p>0.9203084056</text:p>
          </table:table-cell>
          <table:table-cell office:value-type="float" office:value="0.922396873537215" calcext:value-type="float">
            <text:p>0.9223968735</text:p>
          </table:table-cell>
          <table:table-cell office:value-type="float" office:value="0.919021812825107" calcext:value-type="float">
            <text:p>0.9190218128</text:p>
          </table:table-cell>
          <table:table-cell office:value-type="float" office:value="0.917312626470299" calcext:value-type="float">
            <text:p>0.9173126265</text:p>
          </table:table-cell>
          <table:table-cell office:value-type="float" office:value="0.917133688246746" calcext:value-type="float">
            <text:p>0.9171336882</text:p>
          </table:table-cell>
          <table:table-cell office:value-type="float" office:value="0.916780831313971" calcext:value-type="float">
            <text:p>0.9167808313</text:p>
          </table:table-cell>
          <table:table-cell office:value-type="float" office:value="0.91646677713782" calcext:value-type="float">
            <text:p>0.9164667771</text:p>
          </table:table-cell>
          <table:table-cell office:value-type="float" office:value="0.916082625678511" calcext:value-type="float">
            <text:p>0.9160826257</text:p>
          </table:table-cell>
          <table:table-cell office:value-type="float" office:value="0.913435830208285" calcext:value-type="float">
            <text:p>0.9134358302</text:p>
          </table:table-cell>
          <table:table-cell office:value-type="float" office:value="0.914819244948734" calcext:value-type="float">
            <text:p>0.9148192449</text:p>
          </table:table-cell>
          <table:table-cell office:value-type="float" office:value="0.915698093150363" calcext:value-type="float">
            <text:p>0.9156980932</text:p>
          </table:table-cell>
          <table:table-cell office:value-type="float" office:value="0.911047272825281" calcext:value-type="float">
            <text:p>0.9110472728</text:p>
          </table:table-cell>
          <table:table-cell office:value-type="float" office:value="0.908276593838015" calcext:value-type="float">
            <text:p>0.9082765938</text:p>
          </table:table-cell>
          <table:table-cell office:value-type="float" office:value="0.907313829207928" calcext:value-type="float">
            <text:p>0.9073138292</text:p>
          </table:table-cell>
          <table:table-cell office:value-type="float" office:value="0.906086224315474" calcext:value-type="float">
            <text:p>0.9060862243</text:p>
          </table:table-cell>
          <table:table-cell office:value-type="float" office:value="0.90511598435741" calcext:value-type="float">
            <text:p>0.9051159844</text:p>
          </table:table-cell>
          <table:table-cell office:value-type="float" office:value="0.896678054450143" calcext:value-type="float">
            <text:p>0.8966780545</text:p>
          </table:table-cell>
          <table:table-cell office:value-type="float" office:value="0.893509403647707" calcext:value-type="float">
            <text:p>0.8935094036</text:p>
          </table:table-cell>
          <table:table-cell office:value-type="float" office:value="0.897085857729472" calcext:value-type="float">
            <text:p>0.8970858577</text:p>
          </table:table-cell>
          <table:table-cell office:value-type="float" office:value="0.892340835952638" calcext:value-type="float">
            <text:p>0.892340836</text:p>
          </table:table-cell>
          <table:table-cell office:value-type="float" office:value="0.894843069339619" calcext:value-type="float">
            <text:p>0.8948430693</text:p>
          </table:table-cell>
          <table:table-cell office:value-type="float" office:value="0.880677888495709" calcext:value-type="float">
            <text:p>0.8806778885</text:p>
          </table:table-cell>
          <table:table-cell office:value-type="float" office:value="0.877337882639026" calcext:value-type="float">
            <text:p>0.8773378826</text:p>
          </table:table-cell>
          <table:table-cell office:value-type="float" office:value="0.876723050433487" calcext:value-type="float">
            <text:p>0.8767230504</text:p>
          </table:table-cell>
          <table:table-cell office:value-type="float" office:value="0.868781599129762" calcext:value-type="float">
            <text:p>0.8687815991</text:p>
          </table:table-cell>
          <table:table-cell office:value-type="float" office:value="0.876756864298535" calcext:value-type="float">
            <text:p>0.8767568643</text:p>
          </table:table-cell>
          <table:table-cell office:value-type="float" office:value="0.875050182000104" calcext:value-type="float">
            <text:p>0.875050182</text:p>
          </table:table-cell>
          <table:table-cell office:value-type="float" office:value="0.879604638441901" calcext:value-type="float">
            <text:p>0.8796046384</text:p>
          </table:table-cell>
          <table:table-cell office:value-type="float" office:value="0.876941836169888" calcext:value-type="float">
            <text:p>0.8769418362</text:p>
          </table:table-cell>
          <table:table-cell office:value-type="float" office:value="0.881370157108042" calcext:value-type="float">
            <text:p>0.8813701571</text:p>
          </table:table-cell>
          <table:table-cell office:value-type="float" office:value="0.881541100491797" calcext:value-type="float">
            <text:p>0.8815411005</text:p>
          </table:table-cell>
          <table:table-cell office:value-type="float" office:value="0.88117579097194" calcext:value-type="float">
            <text:p>0.881175791</text:p>
          </table:table-cell>
        </table:table-row>
        <table:table-row table:style-name="ro1">
          <table:table-cell office:value-type="float" office:value="0.00008192" calcext:value-type="float">
            <text:p>0.00008192</text:p>
          </table:table-cell>
          <table:table-cell office:value-type="float" office:value="0.883310859546322" calcext:value-type="float">
            <text:p>0.8833108595</text:p>
          </table:table-cell>
          <table:table-cell office:value-type="float" office:value="0.885297082078728" calcext:value-type="float">
            <text:p>0.8852970821</text:p>
          </table:table-cell>
          <table:table-cell office:value-type="float" office:value="0.888222578732922" calcext:value-type="float">
            <text:p>0.8882225787</text:p>
          </table:table-cell>
          <table:table-cell office:value-type="float" office:value="0.892738157108057" calcext:value-type="float">
            <text:p>0.8927381571</text:p>
          </table:table-cell>
          <table:table-cell office:value-type="float" office:value="0.893516277295778" calcext:value-type="float">
            <text:p>0.8935162773</text:p>
          </table:table-cell>
          <table:table-cell office:value-type="float" office:value="0.893737164962357" calcext:value-type="float">
            <text:p>0.893737165</text:p>
          </table:table-cell>
          <table:table-cell office:value-type="float" office:value="0.905814884036655" calcext:value-type="float">
            <text:p>0.905814884</text:p>
          </table:table-cell>
          <table:table-cell office:value-type="float" office:value="0.915204763890976" calcext:value-type="float">
            <text:p>0.9152047639</text:p>
          </table:table-cell>
          <table:table-cell office:value-type="float" office:value="0.918569036838294" calcext:value-type="float">
            <text:p>0.9185690368</text:p>
          </table:table-cell>
          <table:table-cell office:value-type="float" office:value="0.918684241329055" calcext:value-type="float">
            <text:p>0.9186842413</text:p>
          </table:table-cell>
          <table:table-cell office:value-type="float" office:value="0.916563321812721" calcext:value-type="float">
            <text:p>0.9165633218</text:p>
          </table:table-cell>
          <table:table-cell office:value-type="float" office:value="0.918937673406358" calcext:value-type="float">
            <text:p>0.9189376734</text:p>
          </table:table-cell>
          <table:table-cell office:value-type="float" office:value="0.9164020818282" calcext:value-type="float">
            <text:p>0.9164020818</text:p>
          </table:table-cell>
          <table:table-cell office:value-type="float" office:value="0.917189093591268" calcext:value-type="float">
            <text:p>0.9171890936</text:p>
          </table:table-cell>
          <table:table-cell office:value-type="float" office:value="0.915539694812934" calcext:value-type="float">
            <text:p>0.9155396948</text:p>
          </table:table-cell>
          <table:table-cell office:value-type="float" office:value="0.913549972407631" calcext:value-type="float">
            <text:p>0.9135499724</text:p>
          </table:table-cell>
          <table:table-cell office:value-type="float" office:value="0.915922033633085" calcext:value-type="float">
            <text:p>0.9159220336</text:p>
          </table:table-cell>
          <table:table-cell office:value-type="float" office:value="0.908423836831317" calcext:value-type="float">
            <text:p>0.9084238368</text:p>
          </table:table-cell>
          <table:table-cell office:value-type="float" office:value="0.900590671478409" calcext:value-type="float">
            <text:p>0.9005906715</text:p>
          </table:table-cell>
          <table:table-cell office:value-type="float" office:value="0.899626317579128" calcext:value-type="float">
            <text:p>0.8996263176</text:p>
          </table:table-cell>
          <table:table-cell office:value-type="float" office:value="0.899648962854062" calcext:value-type="float">
            <text:p>0.8996489629</text:p>
          </table:table-cell>
          <table:table-cell office:value-type="float" office:value="0.901459502975238" calcext:value-type="float">
            <text:p>0.901459503</text:p>
          </table:table-cell>
          <table:table-cell office:value-type="float" office:value="0.895672292335924" calcext:value-type="float">
            <text:p>0.8956722923</text:p>
          </table:table-cell>
          <table:table-cell office:value-type="float" office:value="0.895180638491897" calcext:value-type="float">
            <text:p>0.8951806385</text:p>
          </table:table-cell>
          <table:table-cell office:value-type="float" office:value="0.898004272745779" calcext:value-type="float">
            <text:p>0.8980042727</text:p>
          </table:table-cell>
          <table:table-cell office:value-type="float" office:value="0.892913775017703" calcext:value-type="float">
            <text:p>0.892913775</text:p>
          </table:table-cell>
          <table:table-cell office:value-type="float" office:value="0.888387746912529" calcext:value-type="float">
            <text:p>0.8883877469</text:p>
          </table:table-cell>
          <table:table-cell office:value-type="float" office:value="0.885643174593342" calcext:value-type="float">
            <text:p>0.8856431746</text:p>
          </table:table-cell>
          <table:table-cell office:value-type="float" office:value="0.883101691517679" calcext:value-type="float">
            <text:p>0.8831016915</text:p>
          </table:table-cell>
          <table:table-cell office:value-type="float" office:value="0.878659766900215" calcext:value-type="float">
            <text:p>0.8786597669</text:p>
          </table:table-cell>
          <table:table-cell office:value-type="float" office:value="0.860430778849376" calcext:value-type="float">
            <text:p>0.8604307788</text:p>
          </table:table-cell>
          <table:table-cell office:value-type="float" office:value="0.863519596252843" calcext:value-type="float">
            <text:p>0.8635195963</text:p>
          </table:table-cell>
          <table:table-cell office:value-type="float" office:value="0.8536228279639" calcext:value-type="float">
            <text:p>0.853622828</text:p>
          </table:table-cell>
          <table:table-cell office:value-type="float" office:value="0.851941924195584" calcext:value-type="float">
            <text:p>0.8519419242</text:p>
          </table:table-cell>
          <table:table-cell office:value-type="float" office:value="0.85213640563217" calcext:value-type="float">
            <text:p>0.8521364056</text:p>
          </table:table-cell>
          <table:table-cell office:value-type="float" office:value="0.853444242122147" calcext:value-type="float">
            <text:p>0.8534442421</text:p>
          </table:table-cell>
          <table:table-cell office:value-type="float" office:value="0.855546832037556" calcext:value-type="float">
            <text:p>0.855546832</text:p>
          </table:table-cell>
          <table:table-cell office:value-type="float" office:value="0.84327636632223" calcext:value-type="float">
            <text:p>0.8432763663</text:p>
          </table:table-cell>
          <table:table-cell office:value-type="float" office:value="0.843376194465168" calcext:value-type="float">
            <text:p>0.8433761945</text:p>
          </table:table-cell>
          <table:table-cell office:value-type="float" office:value="0.843284070993098" calcext:value-type="float">
            <text:p>0.843284071</text:p>
          </table:table-cell>
        </table:table-row>
        <table:table-row table:style-name="ro1">
          <table:table-cell office:value-type="float" office:value="0.00016384" calcext:value-type="float">
            <text:p>0.00016384</text:p>
          </table:table-cell>
          <table:table-cell office:value-type="float" office:value="0.885054708108197" calcext:value-type="float">
            <text:p>0.8850547081</text:p>
          </table:table-cell>
          <table:table-cell office:value-type="float" office:value="0.88643576870315" calcext:value-type="float">
            <text:p>0.8864357687</text:p>
          </table:table-cell>
          <table:table-cell office:value-type="float" office:value="0.883764541107282" calcext:value-type="float">
            <text:p>0.8837645411</text:p>
          </table:table-cell>
          <table:table-cell office:value-type="float" office:value="0.886716005930686" calcext:value-type="float">
            <text:p>0.8867160059</text:p>
          </table:table-cell>
          <table:table-cell office:value-type="float" office:value="0.886328465282249" calcext:value-type="float">
            <text:p>0.8863284653</text:p>
          </table:table-cell>
          <table:table-cell office:value-type="float" office:value="0.898655492861042" calcext:value-type="float">
            <text:p>0.8986554929</text:p>
          </table:table-cell>
          <table:table-cell office:value-type="float" office:value="0.903818701015055" calcext:value-type="float">
            <text:p>0.903818701</text:p>
          </table:table-cell>
          <table:table-cell office:value-type="float" office:value="0.906257558959683" calcext:value-type="float">
            <text:p>0.906257559</text:p>
          </table:table-cell>
          <table:table-cell office:value-type="float" office:value="0.911910635158484" calcext:value-type="float">
            <text:p>0.9119106352</text:p>
          </table:table-cell>
          <table:table-cell office:value-type="float" office:value="0.910945143041419" calcext:value-type="float">
            <text:p>0.910945143</text:p>
          </table:table-cell>
          <table:table-cell office:value-type="float" office:value="0.908494392472851" calcext:value-type="float">
            <text:p>0.9084943925</text:p>
          </table:table-cell>
          <table:table-cell office:value-type="float" office:value="0.907600998248653" calcext:value-type="float">
            <text:p>0.9076009982</text:p>
          </table:table-cell>
          <table:table-cell office:value-type="float" office:value="0.912462677767612" calcext:value-type="float">
            <text:p>0.9124626778</text:p>
          </table:table-cell>
          <table:table-cell office:value-type="float" office:value="0.913784538078754" calcext:value-type="float">
            <text:p>0.9137845381</text:p>
          </table:table-cell>
          <table:table-cell office:value-type="float" office:value="0.914073632249207" calcext:value-type="float">
            <text:p>0.9140736322</text:p>
          </table:table-cell>
          <table:table-cell office:value-type="float" office:value="0.905288638990847" calcext:value-type="float">
            <text:p>0.905288639</text:p>
          </table:table-cell>
          <table:table-cell office:value-type="float" office:value="0.89751944452157" calcext:value-type="float">
            <text:p>0.8975194445</text:p>
          </table:table-cell>
          <table:table-cell office:value-type="float" office:value="0.897192472261996" calcext:value-type="float">
            <text:p>0.8971924723</text:p>
          </table:table-cell>
          <table:table-cell office:value-type="float" office:value="0.898488213097815" calcext:value-type="float">
            <text:p>0.8984882131</text:p>
          </table:table-cell>
          <table:table-cell office:value-type="float" office:value="0.900229905854" calcext:value-type="float">
            <text:p>0.9002299059</text:p>
          </table:table-cell>
          <table:table-cell office:value-type="float" office:value="0.900308284785147" calcext:value-type="float">
            <text:p>0.9003082848</text:p>
          </table:table-cell>
          <table:table-cell office:value-type="float" office:value="0.896507360474145" calcext:value-type="float">
            <text:p>0.8965073605</text:p>
          </table:table-cell>
          <table:table-cell office:value-type="float" office:value="0.895744395310484" calcext:value-type="float">
            <text:p>0.8957443953</text:p>
          </table:table-cell>
          <table:table-cell office:value-type="float" office:value="0.892421110725752" calcext:value-type="float">
            <text:p>0.8924211107</text:p>
          </table:table-cell>
          <table:table-cell office:value-type="float" office:value="0.891593954875547" calcext:value-type="float">
            <text:p>0.8915939549</text:p>
          </table:table-cell>
          <table:table-cell office:value-type="float" office:value="0.884642929532914" calcext:value-type="float">
            <text:p>0.8846429295</text:p>
          </table:table-cell>
          <table:table-cell office:value-type="float" office:value="0.878366103279662" calcext:value-type="float">
            <text:p>0.8783661033</text:p>
          </table:table-cell>
          <table:table-cell office:value-type="float" office:value="0.867944618605393" calcext:value-type="float">
            <text:p>0.8679446186</text:p>
          </table:table-cell>
          <table:table-cell office:value-type="float" office:value="0.86385809795889" calcext:value-type="float">
            <text:p>0.863858098</text:p>
          </table:table-cell>
          <table:table-cell office:value-type="float" office:value="0.86754178464637" calcext:value-type="float">
            <text:p>0.8675417846</text:p>
          </table:table-cell>
          <table:table-cell office:value-type="float" office:value="0.863529129936512" calcext:value-type="float">
            <text:p>0.8635291299</text:p>
          </table:table-cell>
          <table:table-cell office:value-type="float" office:value="0.85381169875465" calcext:value-type="float">
            <text:p>0.8538116988</text:p>
          </table:table-cell>
          <table:table-cell office:value-type="float" office:value="0.846480266875112" calcext:value-type="float">
            <text:p>0.8464802669</text:p>
          </table:table-cell>
          <table:table-cell office:value-type="float" office:value="0.841364412324242" calcext:value-type="float">
            <text:p>0.8413644123</text:p>
          </table:table-cell>
          <table:table-cell office:value-type="float" office:value="0.827885530815791" calcext:value-type="float">
            <text:p>0.8278855308</text:p>
          </table:table-cell>
          <table:table-cell table:number-columns-repeated="5" office:value-type="float" office:value="0.826773544968695" calcext:value-type="float">
            <text:p>0.826773545</text:p>
          </table:table-cell>
        </table:table-row>
        <table:table-row table:style-name="ro1">
          <table:table-cell office:value-type="float" office:value="0.00032768" calcext:value-type="float">
            <text:p>0.00032768</text:p>
          </table:table-cell>
          <table:table-cell office:value-type="float" office:value="0.88871265258178" calcext:value-type="float">
            <text:p>0.8887126526</text:p>
          </table:table-cell>
          <table:table-cell office:value-type="float" office:value="0.884687789485473" calcext:value-type="float">
            <text:p>0.8846877895</text:p>
          </table:table-cell>
          <table:table-cell office:value-type="float" office:value="0.886559633179596" calcext:value-type="float">
            <text:p>0.8865596332</text:p>
          </table:table-cell>
          <table:table-cell office:value-type="float" office:value="0.887035394254098" calcext:value-type="float">
            <text:p>0.8870353943</text:p>
          </table:table-cell>
          <table:table-cell office:value-type="float" office:value="0.885731833859765" calcext:value-type="float">
            <text:p>0.8857318339</text:p>
          </table:table-cell>
          <table:table-cell office:value-type="float" office:value="0.892848361236785" calcext:value-type="float">
            <text:p>0.8928483612</text:p>
          </table:table-cell>
          <table:table-cell office:value-type="float" office:value="0.895870743429471" calcext:value-type="float">
            <text:p>0.8958707434</text:p>
          </table:table-cell>
          <table:table-cell office:value-type="float" office:value="0.904738764452196" calcext:value-type="float">
            <text:p>0.9047387645</text:p>
          </table:table-cell>
          <table:table-cell office:value-type="float" office:value="0.905113428969238" calcext:value-type="float">
            <text:p>0.905113429</text:p>
          </table:table-cell>
          <table:table-cell office:value-type="float" office:value="0.90526234857877" calcext:value-type="float">
            <text:p>0.9052623486</text:p>
          </table:table-cell>
          <table:table-cell office:value-type="float" office:value="0.903288049185425" calcext:value-type="float">
            <text:p>0.9032880492</text:p>
          </table:table-cell>
          <table:table-cell office:value-type="float" office:value="0.903365713481706" calcext:value-type="float">
            <text:p>0.9033657135</text:p>
          </table:table-cell>
          <table:table-cell office:value-type="float" office:value="0.903384287899048" calcext:value-type="float">
            <text:p>0.9033842879</text:p>
          </table:table-cell>
          <table:table-cell office:value-type="float" office:value="0.906613893740126" calcext:value-type="float">
            <text:p>0.9066138937</text:p>
          </table:table-cell>
          <table:table-cell office:value-type="float" office:value="0.908992208669457" calcext:value-type="float">
            <text:p>0.9089922087</text:p>
          </table:table-cell>
          <table:table-cell office:value-type="float" office:value="0.905525630427923" calcext:value-type="float">
            <text:p>0.9055256304</text:p>
          </table:table-cell>
          <table:table-cell office:value-type="float" office:value="0.902731295893132" calcext:value-type="float">
            <text:p>0.9027312959</text:p>
          </table:table-cell>
          <table:table-cell office:value-type="float" office:value="0.898010997509613" calcext:value-type="float">
            <text:p>0.8980109975</text:p>
          </table:table-cell>
          <table:table-cell office:value-type="float" office:value="0.895841653156913" calcext:value-type="float">
            <text:p>0.8958416532</text:p>
          </table:table-cell>
          <table:table-cell office:value-type="float" office:value="0.896710515646416" calcext:value-type="float">
            <text:p>0.8967105156</text:p>
          </table:table-cell>
          <table:table-cell office:value-type="float" office:value="0.898442406466999" calcext:value-type="float">
            <text:p>0.8984424065</text:p>
          </table:table-cell>
          <table:table-cell office:value-type="float" office:value="0.902640768993599" calcext:value-type="float">
            <text:p>0.902640769</text:p>
          </table:table-cell>
          <table:table-cell office:value-type="float" office:value="0.899518419088075" calcext:value-type="float">
            <text:p>0.8995184191</text:p>
          </table:table-cell>
          <table:table-cell office:value-type="float" office:value="0.89539730204855" calcext:value-type="float">
            <text:p>0.895397302</text:p>
          </table:table-cell>
          <table:table-cell office:value-type="float" office:value="0.889944531778501" calcext:value-type="float">
            <text:p>0.8899445318</text:p>
          </table:table-cell>
          <table:table-cell office:value-type="float" office:value="0.875998028663332" calcext:value-type="float">
            <text:p>0.8759980287</text:p>
          </table:table-cell>
          <table:table-cell office:value-type="float" office:value="0.867818748739878" calcext:value-type="float">
            <text:p>0.8678187487</text:p>
          </table:table-cell>
          <table:table-cell office:value-type="float" office:value="0.854768724952015" calcext:value-type="float">
            <text:p>0.854768725</text:p>
          </table:table-cell>
          <table:table-cell office:value-type="float" office:value="0.861149813341866" calcext:value-type="float">
            <text:p>0.8611498133</text:p>
          </table:table-cell>
          <table:table-cell office:value-type="float" office:value="0.857311339960664" calcext:value-type="float">
            <text:p>0.85731134</text:p>
          </table:table-cell>
          <table:table-cell office:value-type="float" office:value="0.853161061336792" calcext:value-type="float">
            <text:p>0.8531610613</text:p>
          </table:table-cell>
          <table:table-cell office:value-type="float" office:value="0.84625741912564" calcext:value-type="float">
            <text:p>0.8462574191</text:p>
          </table:table-cell>
          <table:table-cell table:number-columns-repeated="8" office:value-type="float" office:value="0.842087158977761" calcext:value-type="float">
            <text:p>0.842087159</text:p>
          </table:table-cell>
        </table:table-row>
        <table:table-row table:style-name="ro1">
          <table:table-cell office:value-type="float" office:value="0.00065536" calcext:value-type="float">
            <text:p>0.00065536</text:p>
          </table:table-cell>
          <table:table-cell office:value-type="float" office:value="0.885914897541767" calcext:value-type="float">
            <text:p>0.8859148975</text:p>
          </table:table-cell>
          <table:table-cell office:value-type="float" office:value="0.887126315778656" calcext:value-type="float">
            <text:p>0.8871263158</text:p>
          </table:table-cell>
          <table:table-cell office:value-type="float" office:value="0.884493186805101" calcext:value-type="float">
            <text:p>0.8844931868</text:p>
          </table:table-cell>
          <table:table-cell office:value-type="float" office:value="0.884954715825648" calcext:value-type="float">
            <text:p>0.8849547158</text:p>
          </table:table-cell>
          <table:table-cell office:value-type="float" office:value="0.885454254755971" calcext:value-type="float">
            <text:p>0.8854542548</text:p>
          </table:table-cell>
          <table:table-cell office:value-type="float" office:value="0.88696418030121" calcext:value-type="float">
            <text:p>0.8869641803</text:p>
          </table:table-cell>
          <table:table-cell office:value-type="float" office:value="0.889600942929297" calcext:value-type="float">
            <text:p>0.8896009429</text:p>
          </table:table-cell>
          <table:table-cell office:value-type="float" office:value="0.892337023691298" calcext:value-type="float">
            <text:p>0.8923370237</text:p>
          </table:table-cell>
          <table:table-cell office:value-type="float" office:value="0.892271127951805" calcext:value-type="float">
            <text:p>0.892271128</text:p>
          </table:table-cell>
          <table:table-cell office:value-type="float" office:value="0.891097552607891" calcext:value-type="float">
            <text:p>0.8910975526</text:p>
          </table:table-cell>
          <table:table-cell office:value-type="float" office:value="0.891743543835933" calcext:value-type="float">
            <text:p>0.8917435438</text:p>
          </table:table-cell>
          <table:table-cell office:value-type="float" office:value="0.894924898204396" calcext:value-type="float">
            <text:p>0.8949248982</text:p>
          </table:table-cell>
          <table:table-cell office:value-type="float" office:value="0.90372650103623" calcext:value-type="float">
            <text:p>0.903726501</text:p>
          </table:table-cell>
          <table:table-cell office:value-type="float" office:value="0.906523135880133" calcext:value-type="float">
            <text:p>0.9065231359</text:p>
          </table:table-cell>
          <table:table-cell office:value-type="float" office:value="0.901949301746238" calcext:value-type="float">
            <text:p>0.9019493017</text:p>
          </table:table-cell>
          <table:table-cell office:value-type="float" office:value="0.896792645771645" calcext:value-type="float">
            <text:p>0.8967926458</text:p>
          </table:table-cell>
          <table:table-cell office:value-type="float" office:value="0.895375246532749" calcext:value-type="float">
            <text:p>0.8953752465</text:p>
          </table:table-cell>
          <table:table-cell office:value-type="float" office:value="0.891750226876679" calcext:value-type="float">
            <text:p>0.8917502269</text:p>
          </table:table-cell>
          <table:table-cell office:value-type="float" office:value="0.896485693227334" calcext:value-type="float">
            <text:p>0.8964856932</text:p>
          </table:table-cell>
          <table:table-cell office:value-type="float" office:value="0.901256694263726" calcext:value-type="float">
            <text:p>0.9012566943</text:p>
          </table:table-cell>
          <table:table-cell office:value-type="float" office:value="0.900450337432672" calcext:value-type="float">
            <text:p>0.9004503374</text:p>
          </table:table-cell>
          <table:table-cell office:value-type="float" office:value="0.891846384210098" calcext:value-type="float">
            <text:p>0.8918463842</text:p>
          </table:table-cell>
          <table:table-cell office:value-type="float" office:value="0.879503380482901" calcext:value-type="float">
            <text:p>0.8795033805</text:p>
          </table:table-cell>
          <table:table-cell office:value-type="float" office:value="0.874762072412216" calcext:value-type="float">
            <text:p>0.8747620724</text:p>
          </table:table-cell>
          <table:table-cell office:value-type="float" office:value="0.86644581885937" calcext:value-type="float">
            <text:p>0.8664458189</text:p>
          </table:table-cell>
          <table:table-cell office:value-type="float" office:value="0.853192286165801" calcext:value-type="float">
            <text:p>0.8531922862</text:p>
          </table:table-cell>
          <table:table-cell office:value-type="float" office:value="0.846618663354123" calcext:value-type="float">
            <text:p>0.8466186634</text:p>
          </table:table-cell>
          <table:table-cell office:value-type="float" office:value="0.834028429973765" calcext:value-type="float">
            <text:p>0.83402843</text:p>
          </table:table-cell>
          <table:table-cell office:value-type="float" office:value="0.820980500909617" calcext:value-type="float">
            <text:p>0.8209805009</text:p>
          </table:table-cell>
          <table:table-cell office:value-type="float" office:value="0.817820847462227" calcext:value-type="float">
            <text:p>0.8178208475</text:p>
          </table:table-cell>
          <table:table-cell table:number-columns-repeated="10" office:value-type="float" office:value="0.817243835481989" calcext:value-type="float">
            <text:p>0.8172438355</text:p>
          </table:table-cell>
        </table:table-row>
        <table:table-row table:style-name="ro1">
          <table:table-cell office:value-type="float" office:value="0.00131072" calcext:value-type="float">
            <text:p>0.00131072</text:p>
          </table:table-cell>
          <table:table-cell office:value-type="float" office:value="0.869916103271248" calcext:value-type="float">
            <text:p>0.8699161033</text:p>
          </table:table-cell>
          <table:table-cell office:value-type="float" office:value="0.868369891380964" calcext:value-type="float">
            <text:p>0.8683698914</text:p>
          </table:table-cell>
          <table:table-cell office:value-type="float" office:value="0.870202789478455" calcext:value-type="float">
            <text:p>0.8702027895</text:p>
          </table:table-cell>
          <table:table-cell office:value-type="float" office:value="0.870493120460065" calcext:value-type="float">
            <text:p>0.8704931205</text:p>
          </table:table-cell>
          <table:table-cell office:value-type="float" office:value="0.872385241734054" calcext:value-type="float">
            <text:p>0.8723852417</text:p>
          </table:table-cell>
          <table:table-cell office:value-type="float" office:value="0.877821860785499" calcext:value-type="float">
            <text:p>0.8778218608</text:p>
          </table:table-cell>
          <table:table-cell office:value-type="float" office:value="0.883107564244048" calcext:value-type="float">
            <text:p>0.8831075642</text:p>
          </table:table-cell>
          <table:table-cell office:value-type="float" office:value="0.885361559379483" calcext:value-type="float">
            <text:p>0.8853615594</text:p>
          </table:table-cell>
          <table:table-cell office:value-type="float" office:value="0.883643950982607" calcext:value-type="float">
            <text:p>0.883643951</text:p>
          </table:table-cell>
          <table:table-cell office:value-type="float" office:value="0.890600231339106" calcext:value-type="float">
            <text:p>0.8906002313</text:p>
          </table:table-cell>
          <table:table-cell office:value-type="float" office:value="0.897487879231398" calcext:value-type="float">
            <text:p>0.8974878792</text:p>
          </table:table-cell>
          <table:table-cell office:value-type="float" office:value="0.904423911873807" calcext:value-type="float">
            <text:p>0.9044239119</text:p>
          </table:table-cell>
          <table:table-cell office:value-type="float" office:value="0.902941259712054" calcext:value-type="float">
            <text:p>0.9029412597</text:p>
          </table:table-cell>
          <table:table-cell office:value-type="float" office:value="0.899443560034024" calcext:value-type="float">
            <text:p>0.89944356</text:p>
          </table:table-cell>
          <table:table-cell office:value-type="float" office:value="0.897040977363864" calcext:value-type="float">
            <text:p>0.8970409774</text:p>
          </table:table-cell>
          <table:table-cell office:value-type="float" office:value="0.89484229744652" calcext:value-type="float">
            <text:p>0.8948422974</text:p>
          </table:table-cell>
          <table:table-cell office:value-type="float" office:value="0.89897477340367" calcext:value-type="float">
            <text:p>0.8989747734</text:p>
          </table:table-cell>
          <table:table-cell office:value-type="float" office:value="0.898936457630496" calcext:value-type="float">
            <text:p>0.8989364576</text:p>
          </table:table-cell>
          <table:table-cell office:value-type="float" office:value="0.891869798595925" calcext:value-type="float">
            <text:p>0.8918697986</text:p>
          </table:table-cell>
          <table:table-cell office:value-type="float" office:value="0.883156047189064" calcext:value-type="float">
            <text:p>0.8831560472</text:p>
          </table:table-cell>
          <table:table-cell office:value-type="float" office:value="0.871796505556776" calcext:value-type="float">
            <text:p>0.8717965056</text:p>
          </table:table-cell>
          <table:table-cell office:value-type="float" office:value="0.863603140204201" calcext:value-type="float">
            <text:p>0.8636031402</text:p>
          </table:table-cell>
          <table:table-cell office:value-type="float" office:value="0.847652212538714" calcext:value-type="float">
            <text:p>0.8476522125</text:p>
          </table:table-cell>
          <table:table-cell office:value-type="float" office:value="0.840526745416089" calcext:value-type="float">
            <text:p>0.8405267454</text:p>
          </table:table-cell>
          <table:table-cell office:value-type="float" office:value="0.832268788061655" calcext:value-type="float">
            <text:p>0.8322687881</text:p>
          </table:table-cell>
          <table:table-cell office:value-type="float" office:value="0.821331151155676" calcext:value-type="float">
            <text:p>0.8213311512</text:p>
          </table:table-cell>
          <table:table-cell office:value-type="float" office:value="0.812618858128574" calcext:value-type="float">
            <text:p>0.8126188581</text:p>
          </table:table-cell>
          <table:table-cell table:number-columns-repeated="13" office:value-type="float" office:value="0.800546705151053" calcext:value-type="float">
            <text:p>0.8005467052</text:p>
          </table:table-cell>
        </table:table-row>
        <table:table-row table:style-name="ro1">
          <table:table-cell office:value-type="float" office:value="0.00262144" calcext:value-type="float">
            <text:p>0.00262144</text:p>
          </table:table-cell>
          <table:table-cell office:value-type="float" office:value="0.879457080608139" calcext:value-type="float">
            <text:p>0.8794570806</text:p>
          </table:table-cell>
          <table:table-cell office:value-type="float" office:value="0.87752261558136" calcext:value-type="float">
            <text:p>0.8775226156</text:p>
          </table:table-cell>
          <table:table-cell office:value-type="float" office:value="0.879001418407693" calcext:value-type="float">
            <text:p>0.8790014184</text:p>
          </table:table-cell>
          <table:table-cell office:value-type="float" office:value="0.880334103900151" calcext:value-type="float">
            <text:p>0.8803341039</text:p>
          </table:table-cell>
          <table:table-cell office:value-type="float" office:value="0.880329454499564" calcext:value-type="float">
            <text:p>0.8803294545</text:p>
          </table:table-cell>
          <table:table-cell office:value-type="float" office:value="0.888160333350304" calcext:value-type="float">
            <text:p>0.8881603334</text:p>
          </table:table-cell>
          <table:table-cell office:value-type="float" office:value="0.891991900556838" calcext:value-type="float">
            <text:p>0.8919919006</text:p>
          </table:table-cell>
          <table:table-cell office:value-type="float" office:value="0.893444889784562" calcext:value-type="float">
            <text:p>0.8934448898</text:p>
          </table:table-cell>
          <table:table-cell office:value-type="float" office:value="0.896930129475189" calcext:value-type="float">
            <text:p>0.8969301295</text:p>
          </table:table-cell>
          <table:table-cell office:value-type="float" office:value="0.902241878433426" calcext:value-type="float">
            <text:p>0.9022418784</text:p>
          </table:table-cell>
          <table:table-cell office:value-type="float" office:value="0.905037147161523" calcext:value-type="float">
            <text:p>0.9050371472</text:p>
          </table:table-cell>
          <table:table-cell office:value-type="float" office:value="0.907376664741319" calcext:value-type="float">
            <text:p>0.9073766647</text:p>
          </table:table-cell>
          <table:table-cell office:value-type="float" office:value="0.905512632930777" calcext:value-type="float">
            <text:p>0.9055126329</text:p>
          </table:table-cell>
          <table:table-cell office:value-type="float" office:value="0.903684995462552" calcext:value-type="float">
            <text:p>0.9036849955</text:p>
          </table:table-cell>
          <table:table-cell office:value-type="float" office:value="0.904453879886594" calcext:value-type="float">
            <text:p>0.9044538799</text:p>
          </table:table-cell>
          <table:table-cell office:value-type="float" office:value="0.907893251758218" calcext:value-type="float">
            <text:p>0.9078932518</text:p>
          </table:table-cell>
          <table:table-cell office:value-type="float" office:value="0.906880491414701" calcext:value-type="float">
            <text:p>0.9068804914</text:p>
          </table:table-cell>
          <table:table-cell office:value-type="float" office:value="0.897703001919836" calcext:value-type="float">
            <text:p>0.8977030019</text:p>
          </table:table-cell>
          <table:table-cell office:value-type="float" office:value="0.882707317876973" calcext:value-type="float">
            <text:p>0.8827073179</text:p>
          </table:table-cell>
          <table:table-cell office:value-type="float" office:value="0.875634592900513" calcext:value-type="float">
            <text:p>0.8756345929</text:p>
          </table:table-cell>
          <table:table-cell office:value-type="float" office:value="0.866423187600949" calcext:value-type="float">
            <text:p>0.8664231876</text:p>
          </table:table-cell>
          <table:table-cell office:value-type="float" office:value="0.851438208575027" calcext:value-type="float">
            <text:p>0.8514382086</text:p>
          </table:table-cell>
          <table:table-cell office:value-type="float" office:value="0.828362521655363" calcext:value-type="float">
            <text:p>0.8283625217</text:p>
          </table:table-cell>
          <table:table-cell office:value-type="float" office:value="0.817903926674507" calcext:value-type="float">
            <text:p>0.8179039267</text:p>
          </table:table-cell>
          <table:table-cell office:value-type="float" office:value="0.790513860544807" calcext:value-type="float">
            <text:p>0.7905138605</text:p>
          </table:table-cell>
          <table:table-cell table:number-columns-repeated="15" office:value-type="float" office:value="0.783747343281351" calcext:value-type="float">
            <text:p>0.7837473433</text:p>
          </table:table-cell>
        </table:table-row>
        <table:table-row table:style-name="ro1">
          <table:table-cell office:value-type="float" office:value="0.00524288" calcext:value-type="float">
            <text:p>0.00524288</text:p>
          </table:table-cell>
          <table:table-cell office:value-type="float" office:value="0.888889312192991" calcext:value-type="float">
            <text:p>0.8888893122</text:p>
          </table:table-cell>
          <table:table-cell office:value-type="float" office:value="0.890713248240099" calcext:value-type="float">
            <text:p>0.8907132482</text:p>
          </table:table-cell>
          <table:table-cell office:value-type="float" office:value="0.892254435743746" calcext:value-type="float">
            <text:p>0.8922544357</text:p>
          </table:table-cell>
          <table:table-cell office:value-type="float" office:value="0.892140017059229" calcext:value-type="float">
            <text:p>0.8921400171</text:p>
          </table:table-cell>
          <table:table-cell office:value-type="float" office:value="0.891701600945079" calcext:value-type="float">
            <text:p>0.8917016009</text:p>
          </table:table-cell>
          <table:table-cell office:value-type="float" office:value="0.891381383421999" calcext:value-type="float">
            <text:p>0.8913813834</text:p>
          </table:table-cell>
          <table:table-cell office:value-type="float" office:value="0.894839800525363" calcext:value-type="float">
            <text:p>0.8948398005</text:p>
          </table:table-cell>
          <table:table-cell office:value-type="float" office:value="0.90093224063937" calcext:value-type="float">
            <text:p>0.9009322406</text:p>
          </table:table-cell>
          <table:table-cell office:value-type="float" office:value="0.909301350935286" calcext:value-type="float">
            <text:p>0.9093013509</text:p>
          </table:table-cell>
          <table:table-cell office:value-type="float" office:value="0.912571507033115" calcext:value-type="float">
            <text:p>0.912571507</text:p>
          </table:table-cell>
          <table:table-cell office:value-type="float" office:value="0.914247708559435" calcext:value-type="float">
            <text:p>0.9142477086</text:p>
          </table:table-cell>
          <table:table-cell office:value-type="float" office:value="0.914978428425027" calcext:value-type="float">
            <text:p>0.9149784284</text:p>
          </table:table-cell>
          <table:table-cell office:value-type="float" office:value="0.913933900015883" calcext:value-type="float">
            <text:p>0.9139339</text:p>
          </table:table-cell>
          <table:table-cell office:value-type="float" office:value="0.915863672599517" calcext:value-type="float">
            <text:p>0.9158636726</text:p>
          </table:table-cell>
          <table:table-cell office:value-type="float" office:value="0.917460852216292" calcext:value-type="float">
            <text:p>0.9174608522</text:p>
          </table:table-cell>
          <table:table-cell office:value-type="float" office:value="0.906545930428703" calcext:value-type="float">
            <text:p>0.9065459304</text:p>
          </table:table-cell>
          <table:table-cell office:value-type="float" office:value="0.896528470741877" calcext:value-type="float">
            <text:p>0.8965284707</text:p>
          </table:table-cell>
          <table:table-cell office:value-type="float" office:value="0.88554369430072" calcext:value-type="float">
            <text:p>0.8855436943</text:p>
          </table:table-cell>
          <table:table-cell office:value-type="float" office:value="0.88208857855455" calcext:value-type="float">
            <text:p>0.8820885786</text:p>
          </table:table-cell>
          <table:table-cell office:value-type="float" office:value="0.868262473796334" calcext:value-type="float">
            <text:p>0.8682624738</text:p>
          </table:table-cell>
          <table:table-cell office:value-type="float" office:value="0.841248783739567" calcext:value-type="float">
            <text:p>0.8412487837</text:p>
          </table:table-cell>
          <table:table-cell office:value-type="float" office:value="0.82821054319656" calcext:value-type="float">
            <text:p>0.8282105432</text:p>
          </table:table-cell>
          <table:table-cell office:value-type="float" office:value="0.797700583034596" calcext:value-type="float">
            <text:p>0.797700583</text:p>
          </table:table-cell>
          <table:table-cell table:number-columns-repeated="17" office:value-type="float" office:value="0.791267556248383" calcext:value-type="float">
            <text:p>0.7912675562</text:p>
          </table:table-cell>
        </table:table-row>
        <table:table-row table:style-name="ro1">
          <table:table-cell office:value-type="float" office:value="0.01048576" calcext:value-type="float">
            <text:p>0.01048576</text:p>
          </table:table-cell>
          <table:table-cell office:value-type="float" office:value="0.883886456743967" calcext:value-type="float">
            <text:p>0.8838864567</text:p>
          </table:table-cell>
          <table:table-cell office:value-type="float" office:value="0.886801003160352" calcext:value-type="float">
            <text:p>0.8868010032</text:p>
          </table:table-cell>
          <table:table-cell office:value-type="float" office:value="0.888190066412411" calcext:value-type="float">
            <text:p>0.8881900664</text:p>
          </table:table-cell>
          <table:table-cell office:value-type="float" office:value="0.88878326019441" calcext:value-type="float">
            <text:p>0.8887832602</text:p>
          </table:table-cell>
          <table:table-cell office:value-type="float" office:value="0.88879927939284" calcext:value-type="float">
            <text:p>0.8887992794</text:p>
          </table:table-cell>
          <table:table-cell office:value-type="float" office:value="0.888904801111696" calcext:value-type="float">
            <text:p>0.8889048011</text:p>
          </table:table-cell>
          <table:table-cell office:value-type="float" office:value="0.89416833533078" calcext:value-type="float">
            <text:p>0.8941683353</text:p>
          </table:table-cell>
          <table:table-cell office:value-type="float" office:value="0.902792866632496" calcext:value-type="float">
            <text:p>0.9027928666</text:p>
          </table:table-cell>
          <table:table-cell office:value-type="float" office:value="0.910456373693068" calcext:value-type="float">
            <text:p>0.9104563737</text:p>
          </table:table-cell>
          <table:table-cell office:value-type="float" office:value="0.914266363967408" calcext:value-type="float">
            <text:p>0.914266364</text:p>
          </table:table-cell>
          <table:table-cell office:value-type="float" office:value="0.915792417296177" calcext:value-type="float">
            <text:p>0.9157924173</text:p>
          </table:table-cell>
          <table:table-cell office:value-type="float" office:value="0.916423688621562" calcext:value-type="float">
            <text:p>0.9164236886</text:p>
          </table:table-cell>
          <table:table-cell office:value-type="float" office:value="0.918323001549907" calcext:value-type="float">
            <text:p>0.9183230015</text:p>
          </table:table-cell>
          <table:table-cell office:value-type="float" office:value="0.911196619464207" calcext:value-type="float">
            <text:p>0.9111966195</text:p>
          </table:table-cell>
          <table:table-cell office:value-type="float" office:value="0.900916997980118" calcext:value-type="float">
            <text:p>0.900916998</text:p>
          </table:table-cell>
          <table:table-cell office:value-type="float" office:value="0.881983868318526" calcext:value-type="float">
            <text:p>0.8819838683</text:p>
          </table:table-cell>
          <table:table-cell office:value-type="float" office:value="0.875826349607957" calcext:value-type="float">
            <text:p>0.8758263496</text:p>
          </table:table-cell>
          <table:table-cell office:value-type="float" office:value="0.874141434404941" calcext:value-type="float">
            <text:p>0.8741414344</text:p>
          </table:table-cell>
          <table:table-cell office:value-type="float" office:value="0.866754568106229" calcext:value-type="float">
            <text:p>0.8667545681</text:p>
          </table:table-cell>
          <table:table-cell office:value-type="float" office:value="0.860707764115941" calcext:value-type="float">
            <text:p>0.8607077641</text:p>
          </table:table-cell>
          <table:table-cell office:value-type="float" office:value="0.820535002341368" calcext:value-type="float">
            <text:p>0.8205350023</text:p>
          </table:table-cell>
          <table:table-cell table:number-columns-repeated="19" office:value-type="float" office:value="0.817538992754072" calcext:value-type="float">
            <text:p>0.8175389928</text:p>
          </table:table-cell>
        </table:table-row>
        <table:table-row table:style-name="ro1">
          <table:table-cell office:value-type="float" office:value="0.02097152" calcext:value-type="float">
            <text:p>0.02097152</text:p>
          </table:table-cell>
          <table:table-cell office:value-type="float" office:value="0.896029504888783" calcext:value-type="float">
            <text:p>0.8960295049</text:p>
          </table:table-cell>
          <table:table-cell office:value-type="float" office:value="0.894676545400903" calcext:value-type="float">
            <text:p>0.8946765454</text:p>
          </table:table-cell>
          <table:table-cell office:value-type="float" office:value="0.895869060772426" calcext:value-type="float">
            <text:p>0.8958690608</text:p>
          </table:table-cell>
          <table:table-cell office:value-type="float" office:value="0.895546309662442" calcext:value-type="float">
            <text:p>0.8955463097</text:p>
          </table:table-cell>
          <table:table-cell office:value-type="float" office:value="0.895331007136561" calcext:value-type="float">
            <text:p>0.8953310071</text:p>
          </table:table-cell>
          <table:table-cell office:value-type="float" office:value="0.895705895140961" calcext:value-type="float">
            <text:p>0.8957058951</text:p>
          </table:table-cell>
          <table:table-cell office:value-type="float" office:value="0.897793511574353" calcext:value-type="float">
            <text:p>0.8977935116</text:p>
          </table:table-cell>
          <table:table-cell office:value-type="float" office:value="0.902880467008229" calcext:value-type="float">
            <text:p>0.902880467</text:p>
          </table:table-cell>
          <table:table-cell office:value-type="float" office:value="0.909729405123335" calcext:value-type="float">
            <text:p>0.9097294051</text:p>
          </table:table-cell>
          <table:table-cell office:value-type="float" office:value="0.913585983755397" calcext:value-type="float">
            <text:p>0.9135859838</text:p>
          </table:table-cell>
          <table:table-cell office:value-type="float" office:value="0.914511566100278" calcext:value-type="float">
            <text:p>0.9145115661</text:p>
          </table:table-cell>
          <table:table-cell office:value-type="float" office:value="0.914153894774201" calcext:value-type="float">
            <text:p>0.9141538948</text:p>
          </table:table-cell>
          <table:table-cell office:value-type="float" office:value="0.902691654577653" calcext:value-type="float">
            <text:p>0.9026916546</text:p>
          </table:table-cell>
          <table:table-cell office:value-type="float" office:value="0.880756860695068" calcext:value-type="float">
            <text:p>0.8807568607</text:p>
          </table:table-cell>
          <table:table-cell office:value-type="float" office:value="0.876623288741116" calcext:value-type="float">
            <text:p>0.8766232887</text:p>
          </table:table-cell>
          <table:table-cell office:value-type="float" office:value="0.873819252108335" calcext:value-type="float">
            <text:p>0.8738192521</text:p>
          </table:table-cell>
          <table:table-cell office:value-type="float" office:value="0.865704478088251" calcext:value-type="float">
            <text:p>0.8657044781</text:p>
          </table:table-cell>
          <table:table-cell office:value-type="float" office:value="0.864264678605544" calcext:value-type="float">
            <text:p>0.8642646786</text:p>
          </table:table-cell>
          <table:table-cell table:number-columns-repeated="22" office:value-type="float" office:value="0.822697739645288" calcext:value-type="float">
            <text:p>0.8226977396</text:p>
          </table:table-cell>
        </table:table-row>
        <table:table-row table:style-name="ro1">
          <table:table-cell office:value-type="float" office:value="0.04194304" calcext:value-type="float">
            <text:p>0.04194304</text:p>
          </table:table-cell>
          <table:table-cell office:value-type="float" office:value="0.899798393763699" calcext:value-type="float">
            <text:p>0.8997983938</text:p>
          </table:table-cell>
          <table:table-cell office:value-type="float" office:value="0.89811301121614" calcext:value-type="float">
            <text:p>0.8981130112</text:p>
          </table:table-cell>
          <table:table-cell office:value-type="float" office:value="0.900214163494952" calcext:value-type="float">
            <text:p>0.9002141635</text:p>
          </table:table-cell>
          <table:table-cell office:value-type="float" office:value="0.900464675379123" calcext:value-type="float">
            <text:p>0.9004646754</text:p>
          </table:table-cell>
          <table:table-cell office:value-type="float" office:value="0.900330286375744" calcext:value-type="float">
            <text:p>0.9003302864</text:p>
          </table:table-cell>
          <table:table-cell office:value-type="float" office:value="0.900365320175575" calcext:value-type="float">
            <text:p>0.9003653202</text:p>
          </table:table-cell>
          <table:table-cell office:value-type="float" office:value="0.900529919638293" calcext:value-type="float">
            <text:p>0.9005299196</text:p>
          </table:table-cell>
          <table:table-cell office:value-type="float" office:value="0.900600632571673" calcext:value-type="float">
            <text:p>0.9006006326</text:p>
          </table:table-cell>
          <table:table-cell office:value-type="float" office:value="0.902678359393938" calcext:value-type="float">
            <text:p>0.9026783594</text:p>
          </table:table-cell>
          <table:table-cell office:value-type="float" office:value="0.90699260779681" calcext:value-type="float">
            <text:p>0.9069926078</text:p>
          </table:table-cell>
          <table:table-cell office:value-type="float" office:value="0.898797499703313" calcext:value-type="float">
            <text:p>0.8987974997</text:p>
          </table:table-cell>
          <table:table-cell office:value-type="float" office:value="0.882447320303143" calcext:value-type="float">
            <text:p>0.8824473203</text:p>
          </table:table-cell>
          <table:table-cell office:value-type="float" office:value="0.874283523128943" calcext:value-type="float">
            <text:p>0.8742835231</text:p>
          </table:table-cell>
          <table:table-cell office:value-type="float" office:value="0.86748702405289" calcext:value-type="float">
            <text:p>0.8674870241</text:p>
          </table:table-cell>
          <table:table-cell office:value-type="float" office:value="0.844021005055879" calcext:value-type="float">
            <text:p>0.8440210051</text:p>
          </table:table-cell>
          <table:table-cell office:value-type="float" office:value="0.838616758809067" calcext:value-type="float">
            <text:p>0.8386167588</text:p>
          </table:table-cell>
          <table:table-cell table:number-columns-repeated="24" office:value-type="float" office:value="0.798532467549632" calcext:value-type="float">
            <text:p>0.7985324675</text:p>
          </table:table-cell>
        </table:table-row>
        <table:table-row table:style-name="ro1">
          <table:table-cell office:value-type="float" office:value="0.08388608" calcext:value-type="float">
            <text:p>0.08388608</text:p>
          </table:table-cell>
          <table:table-cell office:value-type="float" office:value="0.858915890292652" calcext:value-type="float">
            <text:p>0.8589158903</text:p>
          </table:table-cell>
          <table:table-cell office:value-type="float" office:value="0.859469661356048" calcext:value-type="float">
            <text:p>0.8594696614</text:p>
          </table:table-cell>
          <table:table-cell office:value-type="float" office:value="0.859284344627293" calcext:value-type="float">
            <text:p>0.8592843446</text:p>
          </table:table-cell>
          <table:table-cell office:value-type="float" office:value="0.859467518453213" calcext:value-type="float">
            <text:p>0.8594675185</text:p>
          </table:table-cell>
          <table:table-cell office:value-type="float" office:value="0.859377693091173" calcext:value-type="float">
            <text:p>0.8593776931</text:p>
          </table:table-cell>
          <table:table-cell office:value-type="float" office:value="0.859583547358723" calcext:value-type="float">
            <text:p>0.8595835474</text:p>
          </table:table-cell>
          <table:table-cell office:value-type="float" office:value="0.859506009330166" calcext:value-type="float">
            <text:p>0.8595060093</text:p>
          </table:table-cell>
          <table:table-cell office:value-type="float" office:value="0.859475391285915" calcext:value-type="float">
            <text:p>0.8594753913</text:p>
          </table:table-cell>
          <table:table-cell office:value-type="float" office:value="0.859476318858074" calcext:value-type="float">
            <text:p>0.8594763189</text:p>
          </table:table-cell>
          <table:table-cell office:value-type="float" office:value="0.862708989573351" calcext:value-type="float">
            <text:p>0.8627089896</text:p>
          </table:table-cell>
          <table:table-cell office:value-type="float" office:value="0.843257766414734" calcext:value-type="float">
            <text:p>0.8432577664</text:p>
          </table:table-cell>
          <table:table-cell office:value-type="float" office:value="0.829647108683724" calcext:value-type="float">
            <text:p>0.8296471087</text:p>
          </table:table-cell>
          <table:table-cell office:value-type="float" office:value="0.803901087195368" calcext:value-type="float">
            <text:p>0.8039010872</text:p>
          </table:table-cell>
          <table:table-cell office:value-type="float" office:value="0.788765890901386" calcext:value-type="float">
            <text:p>0.7887658909</text:p>
          </table:table-cell>
          <table:table-cell office:value-type="float" office:value="0.750045456766035" calcext:value-type="float">
            <text:p>0.7500454568</text:p>
          </table:table-cell>
          <table:table-cell table:number-columns-repeated="25" office:value-type="float" office:value="0.749873808167903" calcext:value-type="float">
            <text:p>0.7498738082</text:p>
          </table:table-cell>
        </table:table-row>
        <table:table-row table:style-name="ro1">
          <table:table-cell office:value-type="float" office:value="0.16777216" calcext:value-type="float">
            <text:p>0.16777216</text:p>
          </table:table-cell>
          <table:table-cell office:value-type="float" office:value="0.794824719104306" calcext:value-type="float">
            <text:p>0.7948247191</text:p>
          </table:table-cell>
          <table:table-cell office:value-type="float" office:value="0.759592025639772" calcext:value-type="float">
            <text:p>0.7595920256</text:p>
          </table:table-cell>
          <table:table-cell office:value-type="float" office:value="0.783515557494515" calcext:value-type="float">
            <text:p>0.7835155575</text:p>
          </table:table-cell>
          <table:table-cell office:value-type="float" office:value="0.786774130370912" calcext:value-type="float">
            <text:p>0.7867741304</text:p>
          </table:table-cell>
          <table:table-cell office:value-type="float" office:value="0.788332590258266" calcext:value-type="float">
            <text:p>0.7883325903</text:p>
          </table:table-cell>
          <table:table-cell office:value-type="float" office:value="0.788844191664231" calcext:value-type="float">
            <text:p>0.7888441917</text:p>
          </table:table-cell>
          <table:table-cell office:value-type="float" office:value="0.788098095359433" calcext:value-type="float">
            <text:p>0.7880980954</text:p>
          </table:table-cell>
          <table:table-cell office:value-type="float" office:value="0.788288170379299" calcext:value-type="float">
            <text:p>0.7882881704</text:p>
          </table:table-cell>
          <table:table-cell office:value-type="float" office:value="0.788080368792152" calcext:value-type="float">
            <text:p>0.7880803688</text:p>
          </table:table-cell>
          <table:table-cell office:value-type="float" office:value="0.786441040156661" calcext:value-type="float">
            <text:p>0.7864410402</text:p>
          </table:table-cell>
          <table:table-cell office:value-type="float" office:value="0.771785085096887" calcext:value-type="float">
            <text:p>0.7717850851</text:p>
          </table:table-cell>
          <table:table-cell office:value-type="float" office:value="0.74563191114901" calcext:value-type="float">
            <text:p>0.7456319111</text:p>
          </table:table-cell>
          <table:table-cell office:value-type="float" office:value="0.730155546885219" calcext:value-type="float">
            <text:p>0.7301555469</text:p>
          </table:table-cell>
          <table:table-cell table:number-columns-repeated="27" office:value-type="float" office:value="0.69957272371702" calcext:value-type="float">
            <text:p>0.6995727237</text:p>
          </table:table-cell>
        </table:table-row>
        <table:table-row table:style-name="ro1">
          <table:table-cell office:value-type="float" office:value="0.33554432" calcext:value-type="float">
            <text:p>0.33554432</text:p>
          </table:table-cell>
          <table:table-cell office:value-type="float" office:value="0.739924980837508" calcext:value-type="float">
            <text:p>0.7399249808</text:p>
          </table:table-cell>
          <table:table-cell office:value-type="float" office:value="0.71478596405217" calcext:value-type="float">
            <text:p>0.7147859641</text:p>
          </table:table-cell>
          <table:table-cell office:value-type="float" office:value="0.712965437488575" calcext:value-type="float">
            <text:p>0.7129654375</text:p>
          </table:table-cell>
          <table:table-cell office:value-type="float" office:value="0.740912210021518" calcext:value-type="float">
            <text:p>0.74091221</text:p>
          </table:table-cell>
          <table:table-cell office:value-type="float" office:value="0.74166059040636" calcext:value-type="float">
            <text:p>0.7416605904</text:p>
          </table:table-cell>
          <table:table-cell office:value-type="float" office:value="0.737969986000338" calcext:value-type="float">
            <text:p>0.737969986</text:p>
          </table:table-cell>
          <table:table-cell office:value-type="float" office:value="0.737393199789247" calcext:value-type="float">
            <text:p>0.7373931998</text:p>
          </table:table-cell>
          <table:table-cell office:value-type="float" office:value="0.738770032090743" calcext:value-type="float">
            <text:p>0.7387700321</text:p>
          </table:table-cell>
          <table:table-cell office:value-type="float" office:value="0.739122434196341" calcext:value-type="float">
            <text:p>0.7391224342</text:p>
          </table:table-cell>
          <table:table-cell office:value-type="float" office:value="0.741140006500293" calcext:value-type="float">
            <text:p>0.7411400065</text:p>
          </table:table-cell>
          <table:table-cell office:value-type="float" office:value="0.728538006795038" calcext:value-type="float">
            <text:p>0.7285380068</text:p>
          </table:table-cell>
          <table:table-cell office:value-type="float" office:value="0.701421676287373" calcext:value-type="float">
            <text:p>0.7014216763</text:p>
          </table:table-cell>
          <table:table-cell table:number-columns-repeated="28" office:value-type="float" office:value="0.69849997160734" calcext:value-type="float">
            <text:p>0.6984999716</text:p>
          </table:table-cell>
        </table:table-row>
        <table:table-row table:style-name="ro1">
          <table:table-cell office:value-type="float" office:value="0.67108864" calcext:value-type="float">
            <text:p>0.67108864</text:p>
          </table:table-cell>
          <table:table-cell office:value-type="float" office:value="0.658884652895225" calcext:value-type="float">
            <text:p>0.6588846529</text:p>
          </table:table-cell>
          <table:table-cell office:value-type="float" office:value="0.66663065515841" calcext:value-type="float">
            <text:p>0.6666306552</text:p>
          </table:table-cell>
          <table:table-cell office:value-type="float" office:value="0.675732530746317" calcext:value-type="float">
            <text:p>0.6757325307</text:p>
          </table:table-cell>
          <table:table-cell office:value-type="float" office:value="0.684327558720131" calcext:value-type="float">
            <text:p>0.6843275587</text:p>
          </table:table-cell>
          <table:table-cell office:value-type="float" office:value="0.686254611976743" calcext:value-type="float">
            <text:p>0.686254612</text:p>
          </table:table-cell>
          <table:table-cell office:value-type="float" office:value="0.698066298851715" calcext:value-type="float">
            <text:p>0.6980662989</text:p>
          </table:table-cell>
          <table:table-cell office:value-type="float" office:value="0.699001841677261" calcext:value-type="float">
            <text:p>0.6990018417</text:p>
          </table:table-cell>
          <table:table-cell office:value-type="float" office:value="0.70069337632466" calcext:value-type="float">
            <text:p>0.7006933763</text:p>
          </table:table-cell>
          <table:table-cell office:value-type="float" office:value="0.701719352866075" calcext:value-type="float">
            <text:p>0.7017193529</text:p>
          </table:table-cell>
          <table:table-cell office:value-type="float" office:value="0.703535502259491" calcext:value-type="float">
            <text:p>0.7035355023</text:p>
          </table:table-cell>
          <table:table-cell office:value-type="float" office:value="0.694955714411643" calcext:value-type="float">
            <text:p>0.6949557144</text:p>
          </table:table-cell>
          <table:table-cell table:number-columns-repeated="29" office:value-type="float" office:value="0.685936835988535" calcext:value-type="float">
            <text:p>0.685936836</text:p>
          </table:table-cell>
        </table:table-row>
        <table:table-row table:style-name="ro1">
          <table:table-cell office:value-type="float" office:value="1.34217728" calcext:value-type="float">
            <text:p>1.34217728</text:p>
          </table:table-cell>
          <table:table-cell office:value-type="float" office:value="0.599799949317072" calcext:value-type="float">
            <text:p>0.5997999493</text:p>
          </table:table-cell>
          <table:table-cell office:value-type="float" office:value="0.602539550329794" calcext:value-type="float">
            <text:p>0.6025395503</text:p>
          </table:table-cell>
          <table:table-cell office:value-type="float" office:value="0.613476864735135" calcext:value-type="float">
            <text:p>0.6134768647</text:p>
          </table:table-cell>
          <table:table-cell office:value-type="float" office:value="0.624729927804495" calcext:value-type="float">
            <text:p>0.6247299278</text:p>
          </table:table-cell>
          <table:table-cell office:value-type="float" office:value="0.626372031519268" calcext:value-type="float">
            <text:p>0.6263720315</text:p>
          </table:table-cell>
          <table:table-cell office:value-type="float" office:value="0.643413850758311" calcext:value-type="float">
            <text:p>0.6434138508</text:p>
          </table:table-cell>
          <table:table-cell office:value-type="float" office:value="0.646110015304706" calcext:value-type="float">
            <text:p>0.6461100153</text:p>
          </table:table-cell>
          <table:table-cell office:value-type="float" office:value="0.648391438663268" calcext:value-type="float">
            <text:p>0.6483914387</text:p>
          </table:table-cell>
          <table:table-cell office:value-type="float" office:value="0.649477502387332" calcext:value-type="float">
            <text:p>0.6494775024</text:p>
          </table:table-cell>
          <table:table-cell office:value-type="float" office:value="0.65037650456313" calcext:value-type="float">
            <text:p>0.6503765046</text:p>
          </table:table-cell>
          <table:table-cell table:number-columns-repeated="30" office:value-type="float" office:value="0.650154943693138" calcext:value-type="float">
            <text:p>0.6501549437</text:p>
          </table:table-cell>
        </table:table-row>
        <table:table-row table:style-name="ro1">
          <table:table-cell office:value-type="float" office:value="2.68435456" calcext:value-type="float">
            <text:p>2.68435456</text:p>
          </table:table-cell>
          <table:table-cell office:value-type="float" office:value="0.53958397003501" calcext:value-type="float">
            <text:p>0.53958397</text:p>
          </table:table-cell>
          <table:table-cell office:value-type="float" office:value="0.546536873495143" calcext:value-type="float">
            <text:p>0.5465368735</text:p>
          </table:table-cell>
          <table:table-cell office:value-type="float" office:value="0.549962532026184" calcext:value-type="float">
            <text:p>0.549962532</text:p>
          </table:table-cell>
          <table:table-cell office:value-type="float" office:value="0.563935605589197" calcext:value-type="float">
            <text:p>0.5639356056</text:p>
          </table:table-cell>
          <table:table-cell office:value-type="float" office:value="0.577638503612832" calcext:value-type="float">
            <text:p>0.5776385036</text:p>
          </table:table-cell>
          <table:table-cell office:value-type="float" office:value="0.5769171594025" calcext:value-type="float">
            <text:p>0.5769171594</text:p>
          </table:table-cell>
          <table:table-cell office:value-type="float" office:value="0.577258270285879" calcext:value-type="float">
            <text:p>0.5772582703</text:p>
          </table:table-cell>
          <table:table-cell office:value-type="float" office:value="0.580238769731228" calcext:value-type="float">
            <text:p>0.5802387697</text:p>
          </table:table-cell>
          <table:table-cell office:value-type="float" office:value="0.590431817774666" calcext:value-type="float">
            <text:p>0.5904318178</text:p>
          </table:table-cell>
          <table:table-cell office:value-type="float" office:value="0.591026385012751" calcext:value-type="float">
            <text:p>0.591026385</text:p>
          </table:table-cell>
          <table:table-cell table:number-columns-repeated="30" office:value-type="float" office:value="0.585835616322821" calcext:value-type="float">
            <text:p>0.5858356163</text:p>
          </table:table-cell>
        </table:table-row>
        <table:table-row table:style-name="ro1">
          <table:table-cell office:value-type="float" office:value="5.36870912" calcext:value-type="float">
            <text:p>5.36870912</text:p>
          </table:table-cell>
          <table:table-cell office:value-type="float" office:value="0.548591540148654" calcext:value-type="float">
            <text:p>0.5485915401</text:p>
          </table:table-cell>
          <table:table-cell office:value-type="float" office:value="0.563118884195547" calcext:value-type="float">
            <text:p>0.5631188842</text:p>
          </table:table-cell>
          <table:table-cell office:value-type="float" office:value="0.575828821638947" calcext:value-type="float">
            <text:p>0.5758288216</text:p>
          </table:table-cell>
          <table:table-cell office:value-type="float" office:value="0.561291016639356" calcext:value-type="float">
            <text:p>0.5612910166</text:p>
          </table:table-cell>
          <table:table-cell office:value-type="float" office:value="0.562875235566054" calcext:value-type="float">
            <text:p>0.5628752356</text:p>
          </table:table-cell>
          <table:table-cell office:value-type="float" office:value="0.563193689429887" calcext:value-type="float">
            <text:p>0.5631936894</text:p>
          </table:table-cell>
          <table:table-cell office:value-type="float" office:value="0.563478886818524" calcext:value-type="float">
            <text:p>0.5634788868</text:p>
          </table:table-cell>
          <table:table-cell office:value-type="float" office:value="0.563858641082394" calcext:value-type="float">
            <text:p>0.5638586411</text:p>
          </table:table-cell>
          <table:table-cell office:value-type="float" office:value="0.570156208848397" calcext:value-type="float">
            <text:p>0.5701562088</text:p>
          </table:table-cell>
          <table:table-cell office:value-type="float" office:value="0.56637693057592" calcext:value-type="float">
            <text:p>0.5663769306</text:p>
          </table:table-cell>
          <table:table-cell table:number-columns-repeated="30" office:value-type="float" office:value="0.566712771608665" calcext:value-type="float">
            <text:p>0.5667127716</text:p>
          </table:table-cell>
        </table:table-row>
        <table:table-row table:style-name="ro1">
          <table:table-cell office:value-type="float" office:value="10.73741824" calcext:value-type="float">
            <text:p>10.73741824</text:p>
          </table:table-cell>
          <table:table-cell office:value-type="float" office:value="0.572315609732226" calcext:value-type="float">
            <text:p>0.5723156097</text:p>
          </table:table-cell>
          <table:table-cell office:value-type="float" office:value="0.573328262199001" calcext:value-type="float">
            <text:p>0.5733282622</text:p>
          </table:table-cell>
          <table:table-cell office:value-type="float" office:value="0.5743655715934" calcext:value-type="float">
            <text:p>0.5743655716</text:p>
          </table:table-cell>
          <table:table-cell office:value-type="float" office:value="0.574550327148604" calcext:value-type="float">
            <text:p>0.5745503271</text:p>
          </table:table-cell>
          <table:table-cell office:value-type="float" office:value="0.575207068806959" calcext:value-type="float">
            <text:p>0.5752070688</text:p>
          </table:table-cell>
          <table:table-cell office:value-type="float" office:value="0.575334393274265" calcext:value-type="float">
            <text:p>0.5753343933</text:p>
          </table:table-cell>
          <table:table-cell office:value-type="float" office:value="0.581251571228659" calcext:value-type="float">
            <text:p>0.5812515712</text:p>
          </table:table-cell>
          <table:table-cell office:value-type="float" office:value="0.581380194478677" calcext:value-type="float">
            <text:p>0.5813801945</text:p>
          </table:table-cell>
          <table:table-cell office:value-type="float" office:value="0.58152475688279" calcext:value-type="float">
            <text:p>0.5815247569</text:p>
          </table:table-cell>
          <table:table-cell office:value-type="float" office:value="0.581612339513491" calcext:value-type="float">
            <text:p>0.5816123395</text:p>
          </table:table-cell>
          <table:table-cell table:number-columns-repeated="30" office:value-type="float" office:value="0.581759741653397" calcext:value-type="float">
            <text:p>0.5817597417</text:p>
          </table:table-cell>
        </table:table-row>
        <table:table-row table:style-name="ro1">
          <table:table-cell office:value-type="float" office:value="21.47483648" calcext:value-type="float">
            <text:p>21.47483648</text:p>
          </table:table-cell>
          <table:table-cell office:value-type="float" office:value="0.495673398766182" calcext:value-type="float">
            <text:p>0.4956733988</text:p>
          </table:table-cell>
          <table:table-cell office:value-type="float" office:value="0.53261829236056" calcext:value-type="float">
            <text:p>0.5326182924</text:p>
          </table:table-cell>
          <table:table-cell office:value-type="float" office:value="0.533282277081597" calcext:value-type="float">
            <text:p>0.5332822771</text:p>
          </table:table-cell>
          <table:table-cell office:value-type="float" office:value="0.533427191064196" calcext:value-type="float">
            <text:p>0.5334271911</text:p>
          </table:table-cell>
          <table:table-cell office:value-type="float" office:value="0.533894416473534" calcext:value-type="float">
            <text:p>0.5338944165</text:p>
          </table:table-cell>
          <table:table-cell office:value-type="float" office:value="0.533911201405912" calcext:value-type="float">
            <text:p>0.5339112014</text:p>
          </table:table-cell>
          <table:table-cell office:value-type="float" office:value="0.53393657552667" calcext:value-type="float">
            <text:p>0.5339365755</text:p>
          </table:table-cell>
          <table:table-cell office:value-type="float" office:value="0.533974740303835" calcext:value-type="float">
            <text:p>0.5339747403</text:p>
          </table:table-cell>
          <table:table-cell office:value-type="float" office:value="0.548195314168793" calcext:value-type="float">
            <text:p>0.5481953142</text:p>
          </table:table-cell>
          <table:table-cell office:value-type="float" office:value="0.554795695570805" calcext:value-type="float">
            <text:p>0.5547956956</text:p>
          </table:table-cell>
          <table:table-cell table:number-columns-repeated="30" office:value-type="float" office:value="0.554916856355813" calcext:value-type="float">
            <text:p>0.5549168564</text:p>
          </table:table-cell>
        </table:table-row>
        <table:table-row table:style-name="ro1">
          <table:table-cell office:value-type="float" office:value="42.94967296" calcext:value-type="float">
            <text:p>42.94967296</text:p>
          </table:table-cell>
          <table:table-cell office:value-type="float" office:value="0.538424347423184" calcext:value-type="float">
            <text:p>0.5384243474</text:p>
          </table:table-cell>
          <table:table-cell office:value-type="float" office:value="0.538823758480048" calcext:value-type="float">
            <text:p>0.5388237585</text:p>
          </table:table-cell>
          <table:table-cell office:value-type="float" office:value="0.539273441335297" calcext:value-type="float">
            <text:p>0.5392734413</text:p>
          </table:table-cell>
          <table:table-cell office:value-type="float" office:value="0.539443509362508" calcext:value-type="float">
            <text:p>0.5394435094</text:p>
          </table:table-cell>
          <table:table-cell office:value-type="float" office:value="0.539566481628337" calcext:value-type="float">
            <text:p>0.5395664816</text:p>
          </table:table-cell>
          <table:table-cell office:value-type="float" office:value="0.539578848259483" calcext:value-type="float">
            <text:p>0.5395788483</text:p>
          </table:table-cell>
          <table:table-cell office:value-type="float" office:value="0.539591227587375" calcext:value-type="float">
            <text:p>0.5395912276</text:p>
          </table:table-cell>
          <table:table-cell table:number-columns-repeated="2" office:value-type="float" office:value="0.539628441947367" calcext:value-type="float">
            <text:p>0.5396284419</text:p>
          </table:table-cell>
          <table:table-cell office:value-type="float" office:value="0.539653315364167" calcext:value-type="float">
            <text:p>0.5396533154</text:p>
          </table:table-cell>
          <table:table-cell table:number-columns-repeated="30" office:value-type="float" office:value="0.539678240039941" calcext:value-type="float">
            <text:p>0.53967824</text:p>
          </table:table-cell>
        </table:table-row>
        <table:table-row table:style-name="ro1">
          <table:table-cell office:value-type="float" office:value="85.89934592" calcext:value-type="float">
            <text:p>85.89934592</text:p>
          </table:table-cell>
          <table:table-cell office:value-type="float" office:value="0.53815826808106" calcext:value-type="float">
            <text:p>0.5381582681</text:p>
          </table:table-cell>
          <table:table-cell office:value-type="float" office:value="0.538503133212048" calcext:value-type="float">
            <text:p>0.5385031332</text:p>
          </table:table-cell>
          <table:table-cell office:value-type="float" office:value="0.538812153988764" calcext:value-type="float">
            <text:p>0.538812154</text:p>
          </table:table-cell>
          <table:table-cell office:value-type="float" office:value="0.53901101171415" calcext:value-type="float">
            <text:p>0.5390110117</text:p>
          </table:table-cell>
          <table:table-cell office:value-type="float" office:value="0.539129577143094" calcext:value-type="float">
            <text:p>0.5391295771</text:p>
          </table:table-cell>
          <table:table-cell table:number-columns-repeated="2" office:value-type="float" office:value="0.539153433654805" calcext:value-type="float">
            <text:p>0.5391534337</text:p>
          </table:table-cell>
          <table:table-cell office:value-type="float" office:value="0.53918930874233" calcext:value-type="float">
            <text:p>0.5391893087</text:p>
          </table:table-cell>
          <table:table-cell table:number-columns-repeated="2" office:value-type="float" office:value="0.539213285893636" calcext:value-type="float">
            <text:p>0.5392132859</text:p>
          </table:table-cell>
          <table:table-cell table:number-columns-repeated="30" office:value-type="float" office:value="0.539249342626988" calcext:value-type="float">
            <text:p>0.5392493426</text:p>
          </table:table-cell>
        </table:table-row>
        <table:table-row table:style-name="ro1">
          <table:table-cell office:value-type="float" office:value="171.79869184" calcext:value-type="float">
            <text:p>171.79869184</text:p>
          </table:table-cell>
          <table:table-cell office:value-type="float" office:value="0.533047430576461" calcext:value-type="float">
            <text:p>0.5330474306</text:p>
          </table:table-cell>
          <table:table-cell office:value-type="float" office:value="0.533322844241988" calcext:value-type="float">
            <text:p>0.5333228442</text:p>
          </table:table-cell>
          <table:table-cell office:value-type="float" office:value="0.533582183789026" calcext:value-type="float">
            <text:p>0.5335821838</text:p>
          </table:table-cell>
          <table:table-cell office:value-type="float" office:value="0.533731369080298" calcext:value-type="float">
            <text:p>0.5337313691</text:p>
          </table:table-cell>
          <table:table-cell office:value-type="float" office:value="0.533777657797156" calcext:value-type="float">
            <text:p>0.5337776578</text:p>
          </table:table-cell>
          <table:table-cell office:value-type="float" office:value="0.5337892585779" calcext:value-type="float">
            <text:p>0.5337892586</text:p>
          </table:table-cell>
          <table:table-cell table:number-columns-repeated="3" office:value-type="float" office:value="0.533835776616984" calcext:value-type="float">
            <text:p>0.5338357766</text:p>
          </table:table-cell>
          <table:table-cell table:number-columns-repeated="31" office:value-type="float" office:value="0.533859104825478" calcext:value-type="float">
            <text:p>0.5338591048</text:p>
          </table:table-cell>
        </table:table-row>
        <table:table-row table:style-name="ro1">
          <table:table-cell office:value-type="float" office:value="343.59738368" calcext:value-type="float">
            <text:p>343.59738368</text:p>
          </table:table-cell>
          <table:table-cell office:value-type="float" office:value="0.532993136994259" calcext:value-type="float">
            <text:p>0.532993137</text:p>
          </table:table-cell>
          <table:table-cell office:value-type="float" office:value="0.533112926934289" calcext:value-type="float">
            <text:p>0.5331129269</text:p>
          </table:table-cell>
          <table:table-cell office:value-type="float" office:value="0.533289442840114" calcext:value-type="float">
            <text:p>0.5332894428</text:p>
          </table:table-cell>
          <table:table-cell office:value-type="float" office:value="0.533378729540413" calcext:value-type="float">
            <text:p>0.5333787295</text:p>
          </table:table-cell>
          <table:table-cell office:value-type="float" office:value="0.533401159731167" calcext:value-type="float">
            <text:p>0.5334011597</text:p>
          </table:table-cell>
          <table:table-cell table:number-columns-repeated="3" office:value-type="float" office:value="0.533412391190982" calcext:value-type="float">
            <text:p>0.5334123912</text:p>
          </table:table-cell>
          <table:table-cell office:value-type="float" office:value="0.533423633581659" calcext:value-type="float">
            <text:p>0.5334236336</text:p>
          </table:table-cell>
          <table:table-cell table:number-columns-repeated="31" office:value-type="float" office:value="0.533446151219488" calcext:value-type="float">
            <text:p>0.5334461512</text:p>
          </table:table-cell>
        </table:table-row>
        <table:table-row table:style-name="ro1">
          <table:table-cell office:value-type="float" office:value="687.19476736" calcext:value-type="float">
            <text:p>687.19476736</text:p>
          </table:table-cell>
          <table:table-cell office:value-type="float" office:value="0.532982309376768" calcext:value-type="float">
            <text:p>0.5329823094</text:p>
          </table:table-cell>
          <table:table-cell office:value-type="float" office:value="0.533058320496109" calcext:value-type="float">
            <text:p>0.5330583205</text:p>
          </table:table-cell>
          <table:table-cell office:value-type="float" office:value="0.533112926934289" calcext:value-type="float">
            <text:p>0.5331129269</text:p>
          </table:table-cell>
          <table:table-cell table:number-columns-repeated="37" office:value-type="float" office:value="0.533189817849552" calcext:value-type="float">
            <text:p>0.5331898178</text:p>
          </table:table-cell>
        </table:table-row>
        <table:table-row table:style-name="ro1">
          <table:table-cell office:value-type="float" office:value="1374.38953472" calcext:value-type="float">
            <text:p>1374.38953472</text:p>
          </table:table-cell>
          <table:table-cell office:value-type="float" office:value="0.532982309376768" calcext:value-type="float">
            <text:p>0.5329823094</text:p>
          </table:table-cell>
          <table:table-cell office:value-type="float" office:value="0.533003974958255" calcext:value-type="float">
            <text:p>0.533003975</text:p>
          </table:table-cell>
          <table:table-cell office:value-type="float" office:value="0.533036551077788" calcext:value-type="float">
            <text:p>0.5330365511</text:p>
          </table:table-cell>
          <table:table-cell table:number-columns-repeated="3" office:value-type="float" office:value="0.533080131658281" calcext:value-type="float">
            <text:p>0.5330801317</text:p>
          </table:table-cell>
          <table:table-cell table:number-columns-repeated="34" office:value-type="float" office:value="0.533091052930851" calcext:value-type="float">
            <text:p>0.5330910529</text:p>
          </table:table-cell>
        </table:table-row>
        <calcext:conditional-formats>
          <calcext:conditional-format calcext:target-range-address="results_10000.B2:results_10000.AO38">
            <calcext:color-scale>
              <calcext:color-scale-entry calcext:value="0.9" calcext:type="number" calcext:color="#ff0000"/>
              <calcext:color-scale-entry calcext:value="0.98" calcext:type="number" calcext:color="#ffff00"/>
              <calcext:color-scale-entry calcext:value="1" calcext:type="number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23:28:08.577032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9T23:28:50.330109161</dc:date>
    <meta:editing-duration>PT6M17S</meta:editing-duration>
    <meta:editing-cycles>3</meta:editing-cycles>
    <meta:generator>LibreOffice/5.1.6.2$Linux_X86_64 LibreOffice_project/10m0$Build-2</meta:generator>
    <meta:document-statistic meta:table-count="1" meta:cell-count="1558" meta:object-count="0"/>
  </office:meta>
</office:document-meta>
</file>